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5" style:family="table-column">
      <style:table-column-properties fo:break-before="auto" style:column-width="0.9563in"/>
    </style:style>
    <style:style style:name="co86" style:family="table-column">
      <style:table-column-properties fo:break-before="auto" style:column-width="0.7772in"/>
    </style:style>
    <style:style style:name="co87" style:family="table-column">
      <style:table-column-properties fo:break-before="auto" style:column-width="1.2102in"/>
    </style:style>
    <style:style style:name="co88" style:family="table-column">
      <style:table-column-properties fo:break-before="auto" style:column-width="0.6535in"/>
    </style:style>
    <style:style style:name="co89" style:family="table-column">
      <style:table-column-properties fo:break-before="auto" style:column-width="0.5244in"/>
    </style:style>
    <style:style style:name="co90" style:family="table-column">
      <style:table-column-properties fo:break-before="auto" style:column-width="0.4744in"/>
    </style:style>
    <style:style style:name="co91" style:family="table-column">
      <style:table-column-properties fo:break-before="auto" style:column-width="0.5063in"/>
    </style:style>
    <style:style style:name="co92" style:family="table-column">
      <style:table-column-properties fo:break-before="auto" style:column-width="0.5134in"/>
    </style:style>
    <style:style style:name="co93" style:family="table-column">
      <style:table-column-properties fo:break-before="auto" style:column-width="0.3165in"/>
    </style:style>
    <style:style style:name="co94" style:family="table-column">
      <style:table-column-properties fo:break-before="auto" style:column-width="0.6638in"/>
    </style:style>
    <style:style style:name="co95" style:family="table-column">
      <style:table-column-properties fo:break-before="auto" style:column-width="1.0898in"/>
    </style:style>
    <style:style style:name="co96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0.200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497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73in" fo:break-before="auto" style:use-optimal-row-height="true"/>
    </style:style>
    <style:style style:name="ro33" style:family="table-row">
      <style:table-row-properties style:row-height="0.3339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2071in" fo:break-before="auto" style:use-optimal-row-height="fals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484in" fo:break-before="auto" style:use-optimal-row-height="true"/>
    </style:style>
    <style:style style:name="ro47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8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52" style:family="table-cell" style:parent-style-name="Default">
      <style:table-cell-properties fo:border="none" style:vertical-align="middle"/>
      <style:text-properties style:font-name="Avenir5"/>
    </style:style>
    <style:style style:name="ce17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6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67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6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7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77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8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0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0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vertical-align="middle"/>
      <style:text-properties style:font-name="Avenir5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68" style:family="table-cell" style:parent-style-name="Default">
      <style:table-cell-properties fo:background-color="transparent" style:vertical-align="middle"/>
      <style:text-properties style:font-name="Avenir5"/>
    </style:style>
    <style:style style:name="ce20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2081" style:family="table-cell" style:parent-style-name="Default">
      <style:table-cell-properties style:vertical-align="middle"/>
      <style:text-properties style:font-name="Avenir6"/>
    </style:style>
    <style:style style:name="ce208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8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style:vertical-align="middle"/>
      <style:text-properties style:font-name="Avenir"/>
    </style:style>
    <style:style style:name="ce20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1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6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6" style:family="table-cell" style:parent-style-name="Default">
      <style:table-cell-properties fo:background-color="transparent" style:vertical-align="middle"/>
      <style:text-properties style:font-name="Avenir6"/>
    </style:style>
    <style:style style:name="ce211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18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19" style:family="table-cell" style:parent-style-name="Default">
      <style:table-cell-properties style:vertical-align="middle"/>
      <style:text-properties style:use-window-font-color="true" style:font-name="Avenir6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2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3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35" style:family="table-cell" style:parent-style-name="Default">
      <style:text-properties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wrap-option="no-wrap" style:vertical-align="middle"/>
    </style:style>
    <style:style style:name="ce2138" style:family="table-cell" style:parent-style-name="Default">
      <style:table-cell-properties fo:wrap-option="wrap" style:vertical-align="middle"/>
    </style:style>
    <style:style style:name="ce712" style:family="table-cell" style:parent-style-name="Default">
      <style:table-cell-properties style:vertical-align="middle"/>
    </style:style>
    <style:style style:name="ce213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4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4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4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43" style:family="table-cell" style:parent-style-name="Default" style:data-style-name="N100">
      <style:text-properties style:font-name="Avenir5" fo:font-weight="bold"/>
    </style:style>
    <style:style style:name="ce214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45" style:family="table-cell" style:parent-style-name="Default" style:data-style-name="N100">
      <style:text-properties style:font-name="Avenir5" fo:font-weight="normal"/>
    </style:style>
    <style:style style:name="ce214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47" style:family="table-cell" style:parent-style-name="Default" style:data-style-name="N100">
      <style:text-properties fo:color="#ff0000" style:font-name="Avenir5" fo:font-weight="bold"/>
    </style:style>
    <style:style style:name="ce214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50" style:family="table-cell" style:parent-style-name="Default">
      <style:text-properties style:font-name="Avenir5" fo:font-weight="normal"/>
    </style:style>
    <style:style style:name="ce403" style:family="table-cell" style:parent-style-name="Default">
      <style:text-properties style:font-name="Avenir5"/>
    </style:style>
    <style:style style:name="ce230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51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6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5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1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2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49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5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5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675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6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70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4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7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79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7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8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2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3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12" style:family="table-cell" style:parent-style-name="Default">
      <style:text-properties style:font-name="Avenir6" fo:font-style="normal" style:font-style-asian="normal" style:font-style-complex="normal"/>
    </style:style>
    <style:style style:name="ce9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121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2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6" fo:font-size="10pt" style:font-size-asian="10pt" style:font-size-complex="10pt"/>
    </style:style>
    <style:style style:name="ce14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1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57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3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8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2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fo:font-weight="normal" style:font-size-asian="10pt" style:font-size-complex="10pt"/>
    </style:style>
    <style:style style:name="ce130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663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style:vertical-align="middle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314" style:family="table-cell" style:parent-style-name="Default">
      <style:table-cell-properties fo:border-bottom="2.24pt solid #000000" fo:border-left="none" fo:border-right="none" fo:border-top="none" style:vertical-align="middle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3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35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text-line-through-style="solid" style:text-line-through-type="single" style:text-line-through-width="bold" style:font-name="Avenir5" fo:font-size="10pt" style:font-size-asian="10pt" style:font-size-complex="10pt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70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2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7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2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6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97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6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"/>
    </style:style>
    <style:style style:name="ce20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0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6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6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fo:background-color="transparent" style:vertical-align="middle"/>
      <style:text-properties style:font-name="Avenir6"/>
    </style:style>
    <style:style style:name="ce207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7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6"/>
    </style:style>
    <style:style style:name="ce20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7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5" fo:font-weight="bold"/>
    </style:style>
    <style:style style:name="ce2123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5" fo:font-weight="normal"/>
    </style:style>
    <style:style style:name="ce2125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5" fo:font-weight="bold"/>
    </style:style>
    <style:style style:name="ce2127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29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209" style:family="table-cell" style:parent-style-name="Default">
      <style:table-cell-properties fo:border="0.06pt solid #000000" style:vertical-align="middle"/>
      <style:text-properties style:font-name="Avenir6"/>
    </style:style>
    <style:style style:name="ce2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2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22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6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6pt"/>
    </style:style>
    <style:style style:name="ce22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2304" style:family="table-cell" style:parent-style-name="Default">
      <style:table-cell-properties fo:wrap-option="wrap"/>
    </style:style>
    <style:style style:name="T7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6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7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Avenir1"/>
    </style:style>
    <style:style style:name="T8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91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98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style:text-line-through-style="solid" style:text-line-through-type="single"/>
    </style:style>
    <style:style style:name="T47" style:family="text">
      <style:text-properties fo:font-weight="normal" style:font-weight-asian="normal" style:font-weight-complex="normal"/>
    </style:style>
    <style:style style:name="T102" style:family="text">
      <style:text-properties fo:color="#ff0000" loext:opacity="100%" fo:font-weight="bold" style:font-weight-asian="bold" style:font-weight-complex="bold"/>
    </style:style>
    <style:style style:name="T10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5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fo:font-size="10pt" fo:font-weight="bold" style:font-size-asian="10pt" style:font-size-complex="10pt" style:font-weight-asian="bold" style:font-weight-complex="bold"/>
    </style:style>
    <style:style style:name="T5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1" style:family="text">
      <style:text-properties fo:font-size="10pt" style:font-size-asian="10pt" style:font-size-complex="10pt" fo:font-weight="bold" style:font-weight-asian="bold" style:font-weight-complex="bold"/>
    </style:style>
    <style:style style:name="T6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64" style:family="text">
      <style:text-properties style:font-name="Avenir1"/>
    </style:style>
    <style:style style:name="T6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8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10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10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11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11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-asian="Segoe UI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12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121" style:family="text">
      <style:text-properties style:text-line-through-type="single"/>
    </style:style>
    <style:style style:name="T122" style:family="text">
      <style:text-properties fo:color="#ff0000" fo:font-weight="bold" style:font-weight-asian="bold" style:font-weight-complex="bold"/>
    </style:style>
    <style:style style:name="T1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Alapértékek.G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3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4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display="true"/>
        </table:content-validation>
        <table:content-validation table:name="val78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9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5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05"/>
        <table:table-column table:style-name="co30" table:default-cell-style-name="ce405"/>
        <table:table-column table:style-name="co31" table:default-cell-style-name="ce405"/>
        <table:table-column table:style-name="co32" table:default-cell-style-name="ce405"/>
        <table:table-column table:style-name="co33" table:default-cell-style-name="ce405"/>
        <table:table-column table:style-name="co34" table:default-cell-style-name="ce405"/>
        <table:table-column table:style-name="co7" table:default-cell-style-name="ce405"/>
        <table:table-column table:style-name="co35" table:number-columns-repeated="2" table:default-cell-style-name="ce405"/>
        <table:table-column table:style-name="co36" table:default-cell-style-name="ce405"/>
        <table:table-column table:style-name="co38" table:default-cell-style-name="ce405"/>
        <table:table-column table:style-name="co39" table:default-cell-style-name="ce405"/>
        <table:table-column table:style-name="co40" table:default-cell-style-name="ce405"/>
        <table:table-column table:style-name="co41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1" table:number-columns-spanned="11" table:number-rows-spanned="1"/>
          <table:covered-table-cell/>
          <table:covered-table-cell table:number-columns-repeated="9" table:style-name="ce35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1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1"/>
          <table:covered-table-cell table:style-name="ce241"/>
          <table:table-cell table:style-name="ce64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7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35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0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7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0"/>
          <table:table-cell table:style-name="ce161" table:content-validation-name="val27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4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8" calcext:value-type="float" table:number-columns-spanned="2" table:number-rows-spanned="1">
            <text:p>358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6"/>
          <table:table-cell table:style-name="ce191" table:content-validation-name="val28" table:formula="of:=[.K16]+[.E30]+[.K30]+[$Harcértékek.E10]+[$Misztikus.E4]+[$Misztikus.E3]" office:value-type="float" office:value="347" calcext:value-type="float">
            <text:p>34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6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224" table:number-columns-spanned="5" table:number-rows-spanned="1"/>
          <table:covered-table-cell table:number-columns-repeated="4" table:style-name="ce351"/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44">Harcmodor képzettségek </text:span><text:span text:style-name="T48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24" calcext:value-type="float">
            <text:p>24</text:p>
          </table:table-cell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1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4" table:content-validation-name="val42"/>
          <table:covered-table-cell table:style-name="Default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1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4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1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4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1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4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1" calcext:value-type="float" table:number-columns-spanned="2" table:number-rows-spanned="1">
            <text:p>1</text:p>
          </table:table-cell>
          <table:covered-table-cell table:style-name="ce309"/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72" calcext:value-type="float">
            <text:p>72</text:p>
          </table:table-cell>
          <table:table-cell table:style-name="ce698" table:formula="of:=([.$M22]/[.$E$13])*100" office:value-type="float" office:value="20.7492795389049" calcext:value-type="float">
            <text:p>20.75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5"/>
          <table:covered-table-cell table:style-name="ce312"/>
          <table:table-cell table:style-name="ce640" office:value-type="string" calcext:value-type="string">
            <text:p>Harcmodor képzettségek</text:p>
          </table:table-cell>
          <table:table-cell table:style-name="ce640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9164265129683" calcext:value-type="float">
            <text:p>6.9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1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0" table:formula="of:=[$Misztikus.E4]" office:value-type="float" office:value="61" calcext:value-type="float">
            <text:p>61</text:p>
          </table:table-cell>
          <table:table-cell table:style-name="ce698" table:formula="of:=([.$M24]/[.$E$13])*100" office:value-type="float" office:value="17.5792507204611" calcext:value-type="float">
            <text:p>17.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0" office:value-type="string" calcext:value-type="string">
            <text:p>Primer világi képzettség</text:p>
          </table:table-cell>
          <table:table-cell table:style-name="ce640" table:formula="of:=[.E30]" office:value-type="float" office:value="142" calcext:value-type="float">
            <text:p>142</text:p>
          </table:table-cell>
          <table:table-cell table:style-name="ce698" table:formula="of:=([.$M25]/[.$E$13])*100" office:value-type="float" office:value="40.9221902017291" calcext:value-type="float">
            <text:p>40.92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1"/>
          <table:covered-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64553314121038" calcext:value-type="float">
            <text:p>8.6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7" table:content-validation-name="val22"/>
          <table: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18731988472623" calcext:value-type="float">
            <text:p>5.19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1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7" calcext:value-type="float">
            <text:p>34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142" calcext:value-type="float">
            <text:p>1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6" table:content-validation-name="val7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8" table:content-validation-name="val44" table:formula="of:=[$Fortélylista.B61]" office:value-type="float" office:value="3" calcext:value-type="float">
            <text:p>3</text:p>
          </table:table-cell>
          <table:table-cell table:style-name="ce6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8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8" table:content-validation-name="val45" table:formula="of:=[$Fortélylista.B56]" office:value-type="float" office:value="4" calcext:value-type="float">
            <text:p>4</text:p>
          </table:table-cell>
          <table:table-cell table:style-name="ce6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78" table:content-validation-name="val32"/>
          <table:table-cell table:style-name="ce343"/>
          <table:table-cell table:style-name="ce68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8" table:content-validation-name="val46" table:formula="of:=[$Fortélylista.B54]" office:value-type="float" office:value="3" calcext:value-type="float">
            <text:p>3</text:p>
          </table:table-cell>
          <table:table-cell table:style-name="ce601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/>
          <table:table-cell table:style-name="ce678" table:content-validation-name="val71"/>
          <table:table-cell table:style-name="ce343"/>
          <table:table-cell table:style-name="ce689" table:content-validation-name="val72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52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8" table:content-validation-name="val47" table:formula="of:=[$Fortélylista.B55]" office:value-type="float" office:value="2" calcext:value-type="float">
            <text:p>2</text:p>
          </table:table-cell>
          <table:table-cell table:style-name="ce601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ce678" table:content-validation-name="val34"/>
          <table:table-cell table:style-name="ce343"/>
          <table:table-cell table:style-name="ce689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18" table:content-validation-name="val9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2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8" table:content-validation-name="val48" table:formula="of:=[$Fortélylista.B60]" office:value-type="float" office:value="2" calcext:value-type="float">
            <text:p>2</text:p>
          </table:table-cell>
          <table:table-cell table:style-name="ce601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78" table:content-validation-name="val35"/>
          <table:table-cell table:style-name="ce343"/>
          <table:table-cell table:style-name="ce689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418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8" table:content-validation-name="val49" table:formula="of:=[$Fortélylista.B57]" office:value-type="float" office:value="3" calcext:value-type="float">
            <text:p>3</text:p>
          </table:table-cell>
          <table:table-cell table:style-name="ce60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89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418" table:content-validation-name="val9"/>
          <table:table-cell table:style-name="ce9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8" table:content-validation-name="val50" table:formula="of:=[$Fortélylista.B58]" office:value-type="float" office:value="1" calcext:value-type="float">
            <text:p>1</text:p>
          </table:table-cell>
          <table:table-cell table:style-name="ce60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89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8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31" calcext:value-type="float">
            <text:p>1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6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416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61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1" calcext:value-type="float">
            <text:p>1 fok</text:p>
          </table:table-cell>
          <table:table-cell table:style-name="ce319" table:content-validation-name="val69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1"/>
          <table:table-cell table:style-name="ce167" table:content-validation-name="val31" table:formula="of:=SUM([.K55:.K77])" office:value-type="float" office:value="12" calcext:value-type="float">
            <text:p>12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3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6" table:number-columns-spanned="3" table:number-rows-spanned="1"/>
          <table:covered-table-cell table:number-columns-repeated="2" table:style-name="ce41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1"/>
        </table:table-row>
        <table:table-row table:style-name="ro1">
          <table:table-cell table:style-name="ce394" table:content-validation-name="val5" office:value-type="string" calcext:value-type="string">
            <text:p>Szakma:</text:p>
          </table:table-cell>
          <table:table-cell table:style-name="ce418" table:content-validation-name="val10" table:number-columns-spanned="2" table:number-rows-spanned="1"/>
          <table:covered-table-cell table:style-name="ce418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3" table:content-validation-name="val53" office:value-type="float" office:value="5" calcext:value-type="float">
            <text:p>5</text:p>
          </table:table-cell>
          <table:table-cell table:style-name="ce608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3" table:content-validation-name="val53" office:value-type="float" office:value="1" calcext:value-type="float">
            <text:p>1</text:p>
          </table:table-cell>
          <table:table-cell table:style-name="ce608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714"/>
        <table:table-column table:style-name="co43" table:default-cell-style-name="ce714"/>
        <table:table-column table:style-name="co14" table:default-cell-style-name="ce714"/>
        <table:table-column table:style-name="co44" table:default-cell-style-name="ce714"/>
        <table:table-column table:style-name="co45" table:default-cell-style-name="ce714"/>
        <table:table-column table:style-name="co46" table:default-cell-style-name="ce714"/>
        <table:table-column table:style-name="co47" table:default-cell-style-name="ce714"/>
        <table:table-column table:style-name="co48" table:default-cell-style-name="ce714"/>
        <table:table-column table:style-name="co49" table:default-cell-style-name="ce714"/>
        <table:table-column table:style-name="co50" table:default-cell-style-name="ce714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1"/>
          <table:covered-table-cell table:number-columns-repeated="6" table:style-name="ce351" table:content-validation-name="val5"/>
          <table:covered-table-cell table:number-columns-repeated="2"/>
        </table:table-row>
        <table:table-row table:style-name="ro2">
          <table:table-cell table:style-name="ce69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3" calcext:value-type="float">
            <text:p>3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0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790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9"/>
          <table:table-cell table:style-name="ce7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3" office:value-type="string" calcext:value-type="string" table:number-columns-spanned="3" table:number-rows-spanned="1">
            <text:p>Csábítás</text:p>
          </table:table-cell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5"/>
          <table:table-cell table:style-name="ce791" table:content-validation-name="val90" table:number-columns-spanned="3" table:number-rows-spanned="1"/>
          <table:covered-table-cell table:style-name="ce791" table:content-validation-name="val90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5"/>
          <table:table-cell table:style-name="ce791" office:value-type="string" calcext:value-type="string" table:number-columns-spanned="3" table:number-rows-spanned="1">
            <text:p>specializáció: Sumér-magyar kapcsolat</text:p>
          </table:table-cell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office:value-type="string" calcext:value-type="string" table:number-columns-spanned="3" table:number-rows-spanned="1">
            <text:p>Jogismeret</text:p>
          </table:table-cell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office:value-type="string" calcext:value-type="string" table:number-columns-spanned="3" table:number-rows-spanned="1">
            <text:p>Tánc</text:p>
          </table:table-cell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 office:value-type="float" office:value="1" calcext:value-type="float">
            <text:p>1</text:p>
          </table:table-cell>
          <table:table-cell table:style-name="ce384" table:content-validation-name="val85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5"/>
          <table:table-cell table:style-name="ce791" office:value-type="string" calcext:value-type="string" table:number-columns-spanned="3" table:number-rows-spanned="1">
            <text:p>techno, rave</text:p>
          </table:table-cell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Default"/>
        </table:table-row>
        <table:table-row table:style-name="ro2">
          <table:table-cell table:style-name="ce700" table:content-validation-name="val74" table:number-columns-spanned="3" table:number-rows-spanned="1"/>
          <table:covered-table-cell table:style-name="ce722" table:content-validation-name="val78"/>
          <table:covered-table-cell table:style-name="ce722" table:content-validation-name="val79"/>
          <table:table-cell table:style-name="ce412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791" table:number-columns-spanned="3" table:number-rows-spanned="1"/>
          <table:covered-table-cell table:style-name="ce791"/>
          <table:covered-table-cell table:style-name="ce484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701" table:content-validation-name="val74" table:number-columns-spanned="3" table:number-rows-spanned="1"/>
          <table:covered-table-cell table:style-name="ce725" table:content-validation-name="val78"/>
          <table:covered-table-cell table:style-name="ce725" table:content-validation-name="val79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792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9"/>
          <table:table-cell table:style-name="ce376" table:content-validation-name="val83" table:formula="of:=ROUNDUP([$Alapértékek.D8]/2)-COUNTA([.A25:.C34])" office:value-type="float" office:value="4" calcext:value-type="float">
            <text:p>4</text:p>
          </table:table-cell>
          <table:table-cell table:style-name="ce7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office:value-type="string" calcext:value-type="string" table:number-columns-spanned="2" table:number-rows-spanned="1">
            <text:p>magyar</text:p>
          </table:table-cell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Városlakó</text:p>
          </table:table-cell>
          <table:covered-table-cell table:style-name="ce802" table:content-validation-name="val91"/>
          <table:table-cell table:style-name="ce791" office:value-type="string" calcext:value-type="string">
            <text:p>nagyon pesti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Meggondolatlan</text:p>
          </table:table-cell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Jóképű</text:p>
          </table:table-cell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Divatos</text:p>
          </table:table-cell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Nárcisztikus</text:p>
          </table:table-cell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office:value-type="string" calcext:value-type="string" table:number-columns-spanned="2" table:number-rows-spanned="1">
            <text:p>"Gyűlöli őt/őket:"</text:p>
          </table:table-cell>
          <table:covered-table-cell table:style-name="ce802" table:content-validation-name="val91"/>
          <table:table-cell table:style-name="ce791" office:value-type="string" calcext:value-type="string">
            <text:p>tudjukkik</text:p>
          </table:table-cell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705" table:content-validation-name="val75" table:number-columns-spanned="4" table:number-rows-spanned="1"/>
          <table:covered-table-cell table:style-name="ce423" table:content-validation-name="val75"/>
          <table:covered-table-cell table:style-name="ce705" table:content-validation-name="val75"/>
          <table:covered-table-cell table:style-name="ce713" table:content-validation-name="val75"/>
          <table:table-cell table:style-name="ce722" table:number-columns-spanned="2" table:number-rows-spanned="1"/>
          <table:covered-table-cell table:style-name="ce669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694" table:number-columns-spanned="5" table:number-rows-spanned="1"/>
          <table:covered-table-cell table:number-columns-repeated="4" table:style-name="ce209"/>
          <table:table-cell table:style-name="ce209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1">
          <table:table-cell table:style-name="ce69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9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7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2" table:content-validation-name="val91" table:number-columns-spanned="2" table:number-rows-spanned="1"/>
          <table:covered-table-cell table:style-name="ce802" table:content-validation-name="val91"/>
          <table:table-cell table:style-name="ce791"/>
          <table:table-cell table:style-name="Default"/>
        </table:table-row>
        <table:table-row table:style-name="ro2">
          <table:table-cell table:style-name="ce706" table:content-validation-name="val76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7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6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3" table:content-validation-name="val5"/>
          <table:table-cell table:style-name="ce722" table:number-columns-spanned="2" table:number-rows-spanned="1"/>
          <table:covered-table-cell table:style-name="ce669"/>
          <table:table-cell table:style-name="ce802" table:content-validation-name="val92" table:number-columns-spanned="2" table:number-rows-spanned="1"/>
          <table:covered-table-cell table:style-name="ce802" table:content-validation-name="val92"/>
          <table:table-cell table:style-name="ce791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5" table:content-validation-name="val5"/>
          <table:table-cell table:style-name="ce644" table:number-columns-spanned="2" table:number-rows-spanned="1"/>
          <table:covered-table-cell table:style-name="ce670"/>
          <table:table-cell table:style-name="ce805" table:content-validation-name="val92" table:number-columns-spanned="2" table:number-rows-spanned="1"/>
          <table:covered-table-cell table:style-name="ce805" table:content-validation-name="val92"/>
          <table:table-cell table:style-name="ce792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3"/>
          <table:covered-table-cell table:style-name="ce409"/>
          <table:table-cell table:style-name="ce713" table:content-validation-name="val86" office:value-type="string" calcext:value-type="string">
            <text:p>alap</text:p>
          </table:table-cell>
          <table:table-cell table:style-name="ce78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0"/>
          <table:covered-table-cell table:style-name="ce399"/>
          <table:table-cell table:style-name="ce713" table:content-validation-name="val87" office:value-type="string" calcext:value-type="string">
            <text:p>alap</text:p>
          </table:table-cell>
          <table:table-cell table:style-name="ce786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3" table:content-validation-name="val77" table:number-columns-spanned="4" table:number-rows-spanned="1"/>
          <table:covered-table-cell table:number-columns-repeated="2" table:style-name="ce713" table:content-validation-name="val77"/>
          <table:covered-table-cell table:style-name="ce409" table:content-validation-name="val77"/>
          <table:table-cell table:style-name="ce713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12"/>
        <table:table-column table:style-name="co52" table:default-cell-style-name="ce912"/>
        <table:table-column table:style-name="co58" table:default-cell-style-name="ce912"/>
        <table:table-column table:style-name="co59" table:default-cell-style-name="ce912"/>
        <table:table-column table:style-name="co60" table:default-cell-style-name="ce912"/>
        <table:table-column table:style-name="co61" table:default-cell-style-name="ce912"/>
        <table:table-column table:style-name="co60" table:number-columns-repeated="3" table:default-cell-style-name="ce912"/>
        <table:table-column table:style-name="co62" table:default-cell-style-name="ce912"/>
        <table:table-column table:style-name="co14" table:default-cell-style-name="ce912"/>
        <table:table-column table:style-name="co63" table:default-cell-style-name="ce912"/>
        <table:table-column table:style-name="co64" table:default-cell-style-name="ce912"/>
        <table:table-column table:style-name="co65" table:default-cell-style-name="ce912"/>
        <table:table-column table:style-name="co66" table:default-cell-style-name="ce912"/>
        <table:table-column table:style-name="co85" table:default-cell-style-name="ce894"/>
        <table:table-column table:style-name="co86" table:default-cell-style-name="ce909"/>
        <table:table-column table:style-name="co37" table:default-cell-style-name="ce912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8"/>
          <table:covered-table-cell table:number-columns-repeated="5" table:style-name="ce918"/>
          <table:covered-table-cell table:number-columns-repeated="2" table:style-name="ce828"/>
          <table:table-cell table:style-name="ce82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36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951" table:number-columns-spanned="5" table:number-rows-spanned="1"/>
          <table:covered-table-cell table:number-columns-repeated="3" table:style-name="ce828"/>
          <table:covered-table-cell table:style-name="ce1168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31"/>
          <table:table-cell table:style-name="ce91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3" table:content-validation-name="val132" office:value-type="string" calcext:value-type="string">
            <text:p>Módosítók</text:p>
          </table:table-cell>
          <table:table-cell table:style-name="ce913" table:content-validation-name="val139" office:value-type="string" calcext:value-type="string">
            <text:p>Összesen</text:p>
          </table:table-cell>
          <table:table-cell table:style-name="ce828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828"/>
          <table:table-cell table:style-name="ce1166" table:content-validation-name="val167" table:formula="of:=SUM([.B5:.B6])" office:value-type="float" office:value="36" calcext:value-type="float">
            <text:p>36 HM</text:p>
          </table:table-cell>
          <table:table-cell table:style-name="ce828"/>
          <table:table-cell table:style-name="ce952" office:value-type="string" calcext:value-type="string">
            <text:p>Távolság (m)</text:p>
          </table:table-cell>
          <table:table-cell table:style-name="ce114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38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1013" table:content-validation-name="val121" office:value-type="float" office:value="10" calcext:value-type="float">
            <text:p>10</text:p>
          </table:table-cell>
          <table:table-cell table:style-name="ce1013" table:content-validation-name="val133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1104" table:content-validation-name="val140" table:formula="of:=[.C4]+[.D4]" office:value-type="float" office:value="26" calcext:value-type="float">
            <text:p>26</text:p>
          </table:table-cell>
          <table:table-cell table:style-name="ce828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828"/>
          <table:table-cell table:style-name="ce1258" table:content-validation-name="val168" table:formula="of:=[$Data.C18]*(SUM([$Alapértékek.J32:.J53])+SUM([$Alapértékek.J18:.J21]))" office:value-type="float" office:value="36" calcext:value-type="float">
            <text:p>36 HM</text:p>
          </table:table-cell>
          <table:table-cell table:style-name="ce828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18" calcext:value-type="float">
            <text:p>18</text:p>
          </table:table-cell>
          <table:table-cell table:style-name="ce1013" table:content-validation-name="val121" office:value-type="float" office:value="20" calcext:value-type="float">
            <text:p>20</text:p>
          </table:table-cell>
          <table:table-cell table:style-name="ce1013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1104" table:content-validation-name="val141" table:formula="of:=[.C5]+[.B5]+[.D5]" office:value-type="float" office:value="58" calcext:value-type="float">
            <text:p>58</text:p>
          </table:table-cell>
          <table:table-cell table:style-name="ce828" table:number-columns-repeated="5"/>
          <table:table-cell table:style-name="ce960"/>
          <table:table-cell table:style-name="ce92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18" calcext:value-type="float">
            <text:p>18</text:p>
          </table:table-cell>
          <table:table-cell table:style-name="ce1013" table:content-validation-name="val121" office:value-type="float" office:value="120" calcext:value-type="float">
            <text:p>120</text:p>
          </table:table-cell>
          <table:table-cell table:style-name="ce1013" table:content-validation-name="val135" table:formula="of:=2*([Alapértékek.$C$20]+[Alapértékek.$C$21])" office:value-type="float" office:value="10" calcext:value-type="float">
            <text:p>10</text:p>
          </table:table-cell>
          <table:table-cell table:style-name="ce1104" table:content-validation-name="val142" table:formula="of:=[.C6]+[.B6]+[.D6]" office:value-type="float" office:value="148" calcext:value-type="float">
            <text:p>148</text:p>
          </table:table-cell>
          <table:table-cell table:style-name="ce82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828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828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82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46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1013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-2" calcext:value-type="float">
            <text:p>-2</text:p>
          </table:table-cell>
          <table:table-cell table:style-name="ce1104" table:content-validation-name="val143" table:formula="of:=[.C8]+[.B8]+[.D8]" office:value-type="float" office:value="-32" calcext:value-type="float">
            <text:p>-32</text:p>
          </table:table-cell>
          <table:table-cell table:style-name="ce828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828"/>
          <table:table-cell table:style-name="ce1258" table:content-validation-name="val169" table:formula="of:=[Data.C22]*[Alapértékek.$D$8]" office:value-type="float" office:value="28" calcext:value-type="float">
            <text:p>28 HM</text:p>
          </table:table-cell>
          <table:table-cell table:style-name="ce82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spanned="9" table:number-rows-spanned="1"/>
          <table:covered-table-cell table:number-columns-repeated="5" table:style-name="ce918"/>
          <table:covered-table-cell table:number-columns-repeated="3" table:style-name="ce828"/>
          <table:table-cell table:style-name="ce82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0" calcext:value-type="float">
            <text:p>0</text:p>
          </table:table-cell>
          <table:table-cell table:style-name="ce828"/>
          <table:table-cell table:style-name="ce105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72" calcext:value-type="float">
            <text:p>72 KP</text:p>
          </table:table-cell>
          <table:table-cell table:style-name="ce828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828"/>
          <table:table-cell table:style-name="ce793" table:content-validation-name="val170" table:formula="of:=(([.I3]+[.I7])/[Alapértékek.D8])" office:value-type="float" office:value="5.14285714285714" calcext:value-type="float">
            <text:p>5.14 HM</text:p>
          </table:table-cell>
          <table:table-cell table:style-name="ce82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33"/>
          <table:table-cell table:style-name="ce833" table:number-columns-spanned="6" table:number-rows-spanned="1"/>
          <table:covered-table-cell table:number-columns-repeated="5" table:style-name="ce833"/>
          <table:table-cell table:style-name="ce83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6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7" table:content-validation-name="val123" office:value-type="string" calcext:value-type="string">
            <text:p>Szint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/CÉ</text:p>
          </table:table-cell>
          <table:table-cell table:style-name="ce1017" office:value-type="string" calcext:value-type="string">
            <text:p>VÉ</text:p>
          </table:table-cell>
          <table:table-cell table:style-name="ce1017" table:content-validation-name="val155" office:value-type="string" calcext:value-type="string">
            <text:p>Harckeret</text:p>
          </table:table-cell>
          <table:table-cell table:style-name="ce10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7" calcext:value-type="float">
            <text:p>7</text:p>
          </table:table-cell>
          <table:table-cell table:style-name="ce618" table:content-validation-name="val108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8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08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5" table:formula="of:=[.C14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5" table:formula="of:=[.C15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6];harcmodorok;4)+[.$E$6]" office:value-type="float" office:value="118" calcext:value-type="float">
            <text:p>118</text:p>
          </table:table-cell>
          <table:table-cell table:style-name="ce618" table:content-validation-name="val155" table:formula="of:=[.C16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82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08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55" table:formula="of:=[.C17]+[Alapértékek.$C$21]" office:value-type="float" office:value="3" calcext:value-type="float">
            <text:p>3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8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8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8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3" calcext:value-type="float">
            <text:p>3</text:p>
          </table:table-cell>
          <table:table-cell table:style-name="ce759" table:content-validation-name="val108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08"/>
          <table:table-cell table:style-name="ce82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28"/>
          <table:table-cell table:number-columns-repeated="238"/>
        </table:table-row>
        <table:table-row table:style-name="ro40">
          <table:table-cell table:style-name="ce833" table:number-columns-spanned="9" table:number-rows-spanned="1"/>
          <table:covered-table-cell table:number-columns-repeated="7" table:style-name="ce833"/>
          <table:covered-table-cell table:style-name="ce1264"/>
          <table:table-cell table:style-name="ce833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2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9" table:content-validation-name="val95" office:value-type="string" calcext:value-type="string">
            <text:p>Távolsági fegyver</text:p>
          </table:table-cell>
          <table:table-cell table:style-name="ce929" table:content-validation-name="val5" office:value-type="string" calcext:value-type="string">
            <text:p>Sebesség</text:p>
          </table:table-cell>
          <table:table-cell table:style-name="ce101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9" office:value-type="string" calcext:value-type="string">
            <text:p>SP</text:p>
          </table:table-cell>
          <table:table-cell table:style-name="ce1019" office:value-type="string" calcext:value-type="string" table:number-columns-spanned="2" table:number-rows-spanned="1">
            <text:p>Hatótáv + Komment</text:p>
          </table:table-cell>
          <table:covered-table-cell table:style-name="ce92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1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2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1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2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37"/>
          <table:covered-table-cell table:number-columns-repeated="5" table:style-name="ce580"/>
          <table:covered-table-cell table:style-name="ce937"/>
          <table:covered-table-cell table:style-name="ce116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2">
          <table:table-cell table:style-name="ce839" table:content-validation-name="val5" office:value-type="string" calcext:value-type="string">
            <text:p>Fegyver</text:p>
          </table:table-cell>
          <table:table-cell table:style-name="ce929" table:content-validation-name="val5" office:value-type="string" calcext:value-type="string">
            <text:p>Sebesség</text:p>
          </table:table-cell>
          <table:table-cell table:style-name="ce101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9" office:value-type="string" calcext:value-type="string">
            <text:p>SP</text:p>
          </table:table-cell>
          <table:table-cell table:style-name="ce1019" office:value-type="string" calcext:value-type="string" table:number-columns-spanned="2" table:number-rows-spanned="1">
            <text:p>Komment</text:p>
          </table:table-cell>
          <table:covered-table-cell table:style-name="ce927"/>
          <table:table-cell table:style-name="ce833"/>
          <table:table-cell table:style-name="ce840"/>
          <table:table-cell/>
          <table:table-cell table:style-name="Default" table:number-columns-repeated="5"/>
          <table:table-cell table:style-name="ce828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0 Z" calcext:value-type="string">
            <text:p>0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11">
          <table:table-cell table:style-name="ce841" table:content-validation-name="val98" office:value-type="string" calcext:value-type="string">
            <text:p>Puszta kéz</text:p>
          </table:table-cell>
          <table:table-cell table:style-name="ce512" table:content-validation-name="val109" table:formula="of:=IFNA(VLOOKUP([.$A31];kezifegyverek_all;12;0);[Data.$C$32])" office:value-type="float" office:value="5" calcext:value-type="float">
            <text:p>5</text:p>
          </table:table-cell>
          <table:table-cell table:style-name="ce1020" table:content-validation-name="val127" office:value-type="float" office:value="1" calcext:value-type="float">
            <text:p>1</text:p>
          </table:table-cell>
          <table:table-cell table:style-name="ce643" table:content-validation-name="val108" office:value-type="float" office:value="11" calcext:value-type="float">
            <text:p>11</text:p>
          </table:table-cell>
          <table:table-cell table:number-columns-repeated="2" table:style-name="ce643" table:content-validation-name="val108" office:value-type="float" office:value="20" calcext:value-type="float">
            <text:p>20</text:p>
          </table:table-cell>
          <table:table-cell table:style-name="ce643" table:content-validation-name="val158" office:value-type="string" calcext:value-type="string">
            <text:p>8 Z/S</text:p>
          </table:table-cell>
          <table:table-cell table:style-name="ce1212" table:content-validation-name="val5" table:formula="of:=COM.MICROSOFT.CONCAT(IF(VLOOKUP([.$A31];kezifegyverek_all;7;0)=1;&quot;MK szabály!&quot;;&quot;&quot;); VLOOKUP([.$A31];kezifegyverek_all;14;0))" office:value-type="string" office:string-value="KT sebesülést okoz. &#10;Minden 5-ik KT 1 ÉP elvesztését okozza. Kivéve: harcművészek „Sárkány ökle” fortélya&#10;Erőbónusz: 0 feletti rész 1:1-ben számít be." calcext:value-type="string" table:number-columns-spanned="2" table:number-rows-spanned="1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8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8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8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8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1">
          <table:table-cell table:style-name="ce8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6];kezifegyverek_all;12;0);[Data.$C$32])" office:value-type="string" office:string-value="N/A" calcext:value-type="string">
            <text:p>N/A</text:p>
          </table:table-cell>
          <table:table-cell table:style-name="ce102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4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84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5" calcext:value-type="float">
            <text:p>5</text:p>
          </table:table-cell>
          <table:table-cell table:style-name="ce844" table:number-columns-spanned="2" table:number-rows-spanned="1"/>
          <table:covered-table-cell table:style-name="ce844"/>
          <table:table-cell table:style-name="ce969"/>
          <table:table-cell table:style-name="Default" table:number-columns-repeated="3"/>
          <table:table-cell/>
          <table:table-cell table:style-name="ce918" table:number-columns-repeated="2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8"/>
          <table:covered-table-cell/>
          <table:covered-table-cell table:style-name="ce828"/>
          <table:covered-table-cell table:style-name="ce794"/>
          <table:table-cell table:style-name="ce828"/>
          <table:table-cell table:style-name="Default" table:number-columns-repeated="3"/>
          <table:table-cell table:style-name="ce828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8"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3">
          <table:table-cell table:style-name="ce557" table:content-validation-name="val99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937" table:content-validation-name="val110"/>
          <table:table-cell table:style-name="ce92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2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20" calcext:value-type="float">
            <text:p>20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50" calcext:value-type="float">
            <text:p>150</text:p>
          </table:table-cell>
          <table:table-cell table:style-name="ce1178" table:content-validation-name="val160" table:formula="of:=[.G30]" office:value-type="string" office:string-value="0 Z" calcext:value-type="string">
            <text:p>0 Z</text:p>
          </table:table-cell>
          <table:table-cell table:style-name="ce1214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float" office:value="3" calcext:value-type="float">
            <text:p>3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41" calcext:value-type="float">
            <text:p>41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0" calcext:value-type="float">
            <text:p>90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80" calcext:value-type="float">
            <text:p>180</text:p>
          </table:table-cell>
          <table:table-cell table:style-name="ce1094" table:content-validation-name="val158" table:formula="of:=[.G31]" office:value-type="string" office:string-value="8 Z/S" calcext:value-type="string">
            <text:p>8 Z/S</text:p>
          </table:table-cell>
          <table:table-cell table:style-name="ce932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8"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Default" table:number-columns-repeated="8"/>
          <table:table-cell table:style-name="ce828"/>
          <table:table-cell table:number-columns-repeated="238"/>
        </table:table-row>
        <table:table-row table:style-name="ro41">
          <table:table-cell table:style-name="ce563" table:content-validation-name="val101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03" table:content-validation-name="val129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7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7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214" table:number-columns-spanned="2" table:number-rows-spanned="1"/>
          <table:covered-table-cell table:style-name="ce977"/>
          <table:table-cell table:style-name="ce82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41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5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4"/>
          <table:table-cell table:style-name="ce82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82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3" table:content-validation-name="val112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3" table:content-validation-name="val147" table:formula="of:=[$Alapértékek.$J$22]" office:value-type="float" office:value="1" calcext:value-type="float">
            <text:p>1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5"/>
          <table:table-cell table:style-name="ce1110" table:content-validation-name="val128" office:value-type="string" calcext:value-type="string">
            <text:p>Tám/kör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75" table:content-validation-name="val102" office:value-type="string" calcext:value-type="string">
            <text:p><text:s text:c="3"/>Elsődleges fegyver</text:p>
          </table:table-cell>
          <table:table-cell table:style-name="ce97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0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75" table:content-validation-name="val102" office:value-type="string" calcext:value-type="string">
            <text:p><text:s text:c="3"/>Másodlagos fegyver</text:p>
          </table:table-cell>
          <table:table-cell table:style-name="ce976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91" office:value-type="string" calcext:value-type="string">
            <text:p>KÉ</text:p>
          </table:table-cell>
          <table:table-cell table:style-name="ce1509" office:value-type="string" calcext:value-type="string">
            <text:p>TÉ</text:p>
          </table:table-cell>
          <table:table-cell table:style-name="ce15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27" table:number-columns-repeated="2"/>
          <table:table-cell table:style-name="ce633"/>
          <table:table-cell table:style-name="ce927"/>
          <table:table-cell table:style-name="ce633" table:number-columns-repeated="3"/>
          <table:table-cell table:style-name="ce1285"/>
          <table:table-cell table:style-name="ce833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28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2"/>
          <table:table-cell table:style-name="ce1052"/>
          <table:table-cell table:style-name="ce1115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5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2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5" table:number-columns-spanned="2" table:number-rows-spanned="1"/>
          <table:covered-table-cell table:style-name="ce98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91" office:value-type="string" calcext:value-type="string">
            <text:p>KÉ</text:p>
          </table:table-cell>
          <table:table-cell table:style-name="ce1509" office:value-type="string" calcext:value-type="string">
            <text:p>TÉ</text:p>
          </table:table-cell>
          <table:table-cell table:style-name="ce150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91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9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9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5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8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514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514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514" table:content-validation-name="val183" table:formula="of:=IF([.$B$57]&gt;0;[.O$64];0)" office:value-type="float" office:value="0" calcext:value-type="float">
            <text:p>0</text:p>
          </table:table-cell>
          <table:table-cell table:style-name="ce1514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5"/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1054" office:value-type="string" calcext:value-type="string">
            <text:p>Szúró</text:p>
          </table:table-cell>
          <table:table-cell table:style-name="ce105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9" table:content-validation-name="val120" table:number-columns-spanned="2" table:number-rows-spanned="1"/>
          <table:covered-table-cell table:style-name="ce999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28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99"/>
          <table:table-cell table:style-name="ce721"/>
          <table:table-cell table:style-name="ce833" table:number-columns-repeated="2"/>
          <table:table-cell table:number-columns-repeated="3"/>
          <table:table-cell table:style-name="ce833"/>
          <table:table-cell table:style-name="ce1264"/>
          <table:table-cell table:style-name="ce82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8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049"/>
          <table:table-cell table:style-name="ce1101" table:number-columns-repeated="2"/>
          <table:table-cell table:style-name="ce1056"/>
          <table:table-cell table:style-name="ce828" table:number-columns-repeated="2"/>
          <table:table-cell table:style-name="Default" table:number-columns-repeated="3"/>
          <table:table-cell table:style-name="ce828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049"/>
          <table:table-cell table:style-name="ce1101"/>
          <table:table-cell table:style-name="ce956"/>
          <table:table-cell table:style-name="ce1057"/>
          <table:table-cell table:style-name="ce828" table:number-columns-repeated="2"/>
          <table:table-cell table:style-name="Default" table:number-columns-repeated="3"/>
          <table:table-cell table:style-name="ce828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5"/>
          <table:table-cell table:style-name="ce1217"/>
          <table:table-cell table:style-name="ce1252"/>
          <table:table-cell table:style-name="ce1301"/>
          <table:table-cell table:style-name="ce828" table:number-columns-repeated="3"/>
          <table:table-cell table:style-name="Default" table:number-columns-repeated="2"/>
          <table:table-cell table:style-name="ce828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6"/>
          <table:table-cell table:style-name="ce1218"/>
          <table:table-cell table:style-name="ce1253"/>
          <table:table-cell table:style-name="ce1302"/>
          <table:table-cell table:style-name="ce828" table:number-columns-repeated="6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1187"/>
          <table:table-cell table:style-name="ce1219"/>
          <table:table-cell table:style-name="ce1254"/>
          <table:table-cell table:style-name="ce1303"/>
          <table:table-cell table:style-name="ce828" table:number-columns-repeated="6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28" table:number-columns-repeated="6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28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ce828" table:number-columns-repeated="6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28" table:number-columns-repeated="3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7" calcext:value-type="float" table:number-columns-spanned="2" table:number-rows-spanned="1">
            <text:p>7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28" table:number-columns-repeated="3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28" table:number-columns-repeated="11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repeated="4"/>
          <table:table-cell table:style-name="ce382"/>
          <table:table-cell table:style-name="ce828" table:number-columns-repeated="10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 table:number-rows-repeated="65462">
          <table:table-cell table:style-name="ce828" table:number-columns-repeated="15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>
          <table:table-cell table:style-name="ce828" table:number-columns-repeated="9"/>
          <table:table-cell table:number-columns-repeated="3"/>
          <table:table-cell table:style-name="ce828" table:number-columns-repeated="3"/>
          <table:table-cell table:style-name="ce918"/>
          <table:table-cell table:style-name="ce633"/>
          <table:table-cell table:style-name="ce828"/>
          <table:table-cell table:number-columns-repeated="238"/>
        </table:table-row>
        <table:table-row table:style-name="ro2" table:number-rows-repeated="8">
          <table:table-cell table:style-name="ce828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28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7" table:default-cell-style-name="ce351"/>
        <table:table-column table:style-name="co88" table:default-cell-style-name="ce351"/>
        <table:table-column table:style-name="co89" table:default-cell-style-name="ce351"/>
        <table:table-column table:style-name="co90" table:default-cell-style-name="ce351"/>
        <table:table-column table:style-name="co91" table:default-cell-style-name="ce351"/>
        <table:table-column table:style-name="co92" table:default-cell-style-name="ce351"/>
        <table:table-column table:style-name="co93" table:default-cell-style-name="ce1643"/>
        <table:table-column table:style-name="co94" table:default-cell-style-name="ce351"/>
        <table:table-column table:style-name="co95" table:default-cell-style-name="ce351"/>
        <table:table-column table:style-name="co96" table:number-columns-repeated="4" table:default-cell-style-name="ce351"/>
        <table:table-column table:style-name="co97" table:default-cell-style-name="ce640"/>
        <table:table-column table:style-name="co98" table:default-cell-style-name="ce351"/>
        <table:table-column table:style-name="co37" table:number-columns-repeated="2" table:default-cell-style-name="ce3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5" office:value-type="float" office:value="5" calcext:value-type="float" table:number-columns-spanned="1" table:number-rows-spanned="2">
            <text:p>5</text:p>
          </table:table-cell>
          <table:table-cell table:style-name="ce1662" table:content-validation-name="val108" table:formula="of:=IF([.$L2]&gt;0;VLOOKUP([.$L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197" table:formula="of:=[.$L$2]+[$Alapértékek.$C$24]" office:value-type="float" office:value="4" calcext:value-type="float">
            <text:p>4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08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8" office:value-type="string" calcext:value-type="string">
            <text:p>Af Próba Nehézség</text:p>
          </table:table-cell>
          <table:table-cell table:style-name="ce1697" table:content-validation-name="val198" office:value-type="string" calcext:value-type="string">
            <text:p>AURA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M2]+SUM([.F10:.F11])+[.M8]+SUM([.F15:.F26])+SUM([.M29:.M32])" office:value-type="float" office:value="61" calcext:value-type="float" table:number-columns-spanned="2" table:number-rows-spanned="1">
            <text:p>61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3" calcext:value-type="float">
            <text:p>3 →</text:p>
          </table:table-cell>
          <table:table-cell table:style-name="ce1698" table:content-validation-name="val199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08"/>
          <table:covered-table-cell table:style-name="ce1594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6" calcext:value-type="float">
            <text:p>6 →</text:p>
          </table:table-cell>
          <table:table-cell table:style-name="ce1698" table:content-validation-name="val199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08"/>
          <table:covered-table-cell table:style-name="ce1595" table:content-validation-name="val108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08"/>
          <table:covered-table-cell table:style-name="ce1595" table:content-validation-name="val108"/>
          <table:table-cell/>
          <table:table-cell table:style-name="ce1692" table:content-validation-name="val199" office:value-type="float" office:value="9" calcext:value-type="float">
            <text:p>9 →</text:p>
          </table:table-cell>
          <table:table-cell table:style-name="ce1698" table:content-validation-name="val199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9" office:value-type="float" office:value="12" calcext:value-type="float">
            <text:p>12 →</text:p>
          </table:table-cell>
          <table:table-cell table:style-name="ce1698" table:content-validation-name="val199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4"/>
          <table:table-cell table:style-name="ce1474" table:content-validation-name="val196" office:value-type="float" office:value="7" calcext:value-type="float">
            <text:p>7</text:p>
          </table:table-cell>
          <table:table-cell table:style-name="ce1484" table:content-validation-name="val108" table:formula="of:=IF([.$L8]&gt;0;VLOOKUP([.$L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199" office:value-type="float" office:value="15" calcext:value-type="float">
            <text:p>15 →</text:p>
          </table:table-cell>
          <table:table-cell table:style-name="ce1698" table:content-validation-name="val199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9" office:value-type="float" office:value="18" calcext:value-type="float">
            <text:p>18 →</text:p>
          </table:table-cell>
          <table:table-cell table:style-name="ce1698" table:content-validation-name="val199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1">
          <table:table-cell table:style-name="ce1198" table:content-validation-name="val184" office:value-type="string" calcext:value-type="string" table:number-columns-spanned="4" table:number-rows-spanned="1">
            <text:p>Slan</text:p>
          </table:table-cell>
          <table:covered-table-cell table:style-name="ce1580" table:content-validation-name="val189"/>
          <table:covered-table-cell table:style-name="ce57" table:content-validation-name="val189"/>
          <table:covered-table-cell table:style-name="ce204" table:content-validation-name="val189"/>
          <table:table-cell table:style-name="ce1392" table:content-validation-name="val24" office:value-type="float" office:value="7" calcext:value-type="float">
            <text:p>7</text:p>
          </table:table-cell>
          <table:table-cell table:style-name="ce1427" table:content-validation-name="val108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9" office:value-type="float" office:value="21" calcext:value-type="float">
            <text:p>21 →</text:p>
          </table:table-cell>
          <table:table-cell table:style-name="ce1698" table:content-validation-name="val199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1">
          <table:table-cell table:style-name="ce1199" table:content-validation-name="val185" table:number-columns-spanned="4" table:number-rows-spanned="1"/>
          <table:covered-table-cell table:style-name="ce1582" table:content-validation-name="val189"/>
          <table:covered-table-cell table:style-name="ce1231" table:content-validation-name="val189"/>
          <table:covered-table-cell table:style-name="ce235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9" office:value-type="float" office:value="24" calcext:value-type="float">
            <text:p>24 →</text:p>
          </table:table-cell>
          <table:table-cell table:style-name="ce1698" table:content-validation-name="val199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663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 office:value-type="float" office:value="0" calcext:value-type="float">
            <text:p>0</text:p>
          </table:table-cell>
          <table:table-cell table:style-name="ce1487" table:content-validation-name="val108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9" office:value-type="float" office:value="27" calcext:value-type="float">
            <text:p>27 →</text:p>
          </table:table-cell>
          <table:table-cell table:style-name="ce1698" table:content-validation-name="val199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74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3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199" office:value-type="float" office:value="30" calcext:value-type="float">
            <text:p>30 →</text:p>
          </table:table-cell>
          <table:table-cell table:style-name="ce1698" table:content-validation-name="val199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4]*[$Data.$C$12]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74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663"/>
          <table:table-cell table:style-name="ce1467" office:value-type="float" office:value="1" calcext:value-type="float">
            <text:p>1</text:p>
          </table:table-cell>
          <table:table-cell table:style-name="ce1477" office:value-type="float" office:value="1" calcext:value-type="float">
            <text:p>1</text:p>
          </table:table-cell>
          <table:table-cell table:style-name="ce1487" table:content-validation-name="val108" table:formula="of:=[.$L15]*[$Data.$C$12]" office:value-type="float" office:value="6" calcext:value-type="float">
            <text:p>6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0" table:formula="of:=IFNA(VLOOKUP(([.$O$2]+1); auraero; 2; 1); 0)" office:value-type="float" office:value="16" calcext:value-type="float">
            <text:p>16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0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0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8" table:formula="of:=[.$E30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8" table:formula="of:=[.$E31]*[$Data.$C$12]" office:value-type="float" office:value="0" calcext:value-type="float">
            <text:p>0</text:p>
          </table:table-cell>
          <table:table-cell/>
          <table:table-cell table:style-name="ce12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313"/>
          <table:covered-table-cell table:style-name="ce1317" table:content-validation-name="val8"/>
          <table:covered-table-cell table:style-name="ce135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30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14"/>
          <table:covered-table-cell table:style-name="ce1318" table:content-validation-name="val8"/>
          <table:covered-table-cell table:style-name="ce1354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8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1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8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8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8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1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3" table:content-validation-name="val5" table:number-columns-spanned="13" table:number-rows-spanned="1"/>
          <table:covered-table-cell table:number-columns-repeated="5" table:style-name="ce1573" table:content-validation-name="val5"/>
          <table:covered-table-cell table:style-name="ce1438" table:content-validation-name="val5"/>
          <table:covered-table-cell table:number-columns-repeated="5" table:style-name="ce15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80"/>
        <table:table-column table:style-name="co54" table:default-cell-style-name="ce351"/>
        <table:table-column table:style-name="co37" table:number-columns-repeated="4" table:default-cell-style-name="ce351"/>
        <table:table-column table:style-name="co55" table:default-cell-style-name="ce351"/>
        <table:table-column table:style-name="co56" table:default-cell-style-name="ce351"/>
        <table:table-column table:style-name="co37" table:number-columns-repeated="6" table:default-cell-style-name="ce351"/>
        <table:table-column table:style-name="co57" table:default-cell-style-name="ce351"/>
        <table:table-column table:style-name="co37" table:number-columns-repeated="241" table:default-cell-style-name="ce351"/>
        <table:table-column table:style-name="co14" table:number-columns-repeated="768" table:default-cell-style-name="ce351"/>
        <table:table-row table:style-name="ro7">
          <table:table-cell table:style-name="ce17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723"/>
          <table:table-cell table:style-name="ce1732" office:value-type="string" calcext:value-type="string">
            <text:p>Fegyver</text:p>
          </table:table-cell>
          <table:table-cell table:style-name="ce1751" office:value-type="string" calcext:value-type="string">
            <text:p>Típus</text:p>
          </table:table-cell>
          <table:table-cell table:style-name="ce1732" office:value-type="string" calcext:value-type="string">
            <text:p>SP</text:p>
          </table:table-cell>
          <table:table-cell table:style-name="ce1802" office:value-type="string" calcext:value-type="string">
            <text:p>Sebzés módja</text:p>
          </table:table-cell>
          <table:table-cell table:style-name="ce1815" office:value-type="string" calcext:value-type="string">
            <text:p>Átütés</text:p>
          </table:table-cell>
          <table:table-cell table:style-name="ce1815" office:value-type="string" calcext:value-type="string">
            <text:p>Íves</text:p>
          </table:table-cell>
          <table:table-cell table:style-name="ce1829" office:value-type="string" calcext:value-type="string">
            <text:p>1,5 kezes</text:p>
          </table:table-cell>
          <table:table-cell table:style-name="ce1815" office:value-type="string" calcext:value-type="string">
            <text:p>Pengehossz</text:p>
          </table:table-cell>
          <table:table-cell table:style-name="ce1815" office:value-type="string" calcext:value-type="string">
            <text:p>KÉ</text:p>
          </table:table-cell>
          <table:table-cell table:style-name="ce1815" office:value-type="string" calcext:value-type="string">
            <text:p>TÉ</text:p>
          </table:table-cell>
          <table:table-cell table:style-name="ce1815" office:value-type="string" calcext:value-type="string">
            <text:p>VÉ</text:p>
          </table:table-cell>
          <table:table-cell table:style-name="ce1815" office:value-type="string" calcext:value-type="string">
            <text:p>Sebesség</text:p>
          </table:table-cell>
          <table:table-cell table:style-name="ce1751" office:value-type="string" calcext:value-type="string">
            <text:p>Harcmodor</text:p>
          </table:table-cell>
          <table:table-cell table:style-name="ce1913" office:value-type="string" calcext:value-type="string">
            <text:p>Megjegyzés</text:p>
          </table:table-cell>
          <table:table-cell table:style-name="ce1968" table:number-columns-repeated="241"/>
          <table:table-cell table:number-columns-repeated="768"/>
        </table:table-row>
        <table:table-row table:style-name="ro2">
          <table:table-cell table:style-name="ce1724" office:value-type="string" calcext:value-type="string">
            <text:p>Közelharci fegyverek</text:p>
          </table:table-cell>
          <table:table-cell table:style-name="ce1733" office:value-type="string" calcext:value-type="string">
            <text:p><text:s/>__</text:p>
          </table:table-cell>
          <table:table-cell table:style-name="ce1753"/>
          <table:table-cell table:number-columns-repeated="3" table:style-name="ce1753" office:value-type="string" calcext:value-type="string">
            <text:p>N/A</text:p>
          </table:table-cell>
          <table:table-cell table:style-name="ce1733"/>
          <table:table-cell table:style-name="ce1830"/>
          <table:table-cell table:number-columns-repeated="5" table:style-name="ce1753" office:value-type="string" calcext:value-type="string">
            <text:p>N/A</text:p>
          </table:table-cell>
          <table:table-cell table:style-name="ce1733" table:number-columns-repeated="2"/>
          <table:table-cell table:style-name="ce1969" table:number-columns-repeated="241"/>
          <table:table-cell table:number-columns-repeated="768"/>
        </table:table-row>
        <table:table-row table:style-name="ro18">
          <table:table-cell/>
          <table:table-cell table:style-name="ce1734" office:value-type="string" calcext:value-type="string">
            <text:p>Puszta kéz</text:p>
          </table:table-cell>
          <table:table-cell table:style-name="ce1754" office:value-type="string" calcext:value-type="string">
            <text:p>egykezes</text:p>
          </table:table-cell>
          <table:table-cell table:style-name="ce1754" office:value-type="float" office:value="-5" calcext:value-type="float">
            <text:p>-5</text:p>
          </table:table-cell>
          <table:table-cell table:style-name="ce1754" office:value-type="string" calcext:value-type="string">
            <text:p>Z</text:p>
          </table:table-cell>
          <table:table-cell table:number-columns-repeated="2" table:style-name="ce1754" office:value-type="float" office:value="0" calcext:value-type="float">
            <text:p>0</text:p>
          </table:table-cell>
          <table:table-cell table:style-name="ce1831"/>
          <table:table-cell table:style-name="ce1840" office:value-type="float" office:value="0" calcext:value-type="float">
            <text:p>0</text:p>
          </table:table-cell>
          <table:table-cell table:number-columns-repeated="3" table:style-name="ce1754" office:value-type="float" office:value="-10" calcext:value-type="float">
            <text:p>-10</text:p>
          </table:table-cell>
          <table:table-cell table:style-name="ce1754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number-columns-repeated="2"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4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 table:style-name="ce1723"/>
          <table:table-cell table:style-name="ce1736" office:value-type="string" calcext:value-type="string">
            <text:p>Béltépő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string" calcext:value-type="string">
            <text:p>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number-columns-repeated="2"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Dzsambi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V/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number-columns-repeated="2"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Garott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7" calcext:value-type="float">
            <text:p>7</text:p>
          </table:table-cell>
          <table:table-cell table:style-name="ce1755" office:value-type="string" calcext:value-type="string">
            <text:p>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string" calcext:value-type="string">
            <text:p>spec.</text:p>
          </table:table-cell>
          <table:table-cell table:number-columns-repeated="3"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-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és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736" office:value-type="string" calcext:value-type="string">
            <text:p>Kriszkés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Levéltőr</text:p>
          </table:table-cell>
          <table:table-cell table:style-name="ce1755" office:value-type="string" calcext:value-type="string">
            <text:p>egykezes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string" calcext:value-type="string">
            <text:p>S/V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33"/>
          <table:table-cell table:style-name="ce1755" office:value-type="float" office:value="0" calcext:value-type="float">
            <text:p>0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number-columns-repeated="2" table:style-name="ce1764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Markolatgomb</text:p>
          </table:table-cell>
          <table:table-cell table:style-name="ce1755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33"/>
          <table:table-cell table:style-name="ce1764" office:value-type="float" office:value="0" calcext:value-type="float">
            <text:p>0</text:p>
          </table:table-cell>
          <table:table-cell table:number-columns-repeated="3" table:style-name="ce1764" office:value-type="float" office:value="-7" calcext:value-type="float">
            <text:p>-7</text:p>
          </table:table-cell>
          <table:table-cell table:style-name="ce1764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4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Méregfog</text:p>
          </table:table-cell>
          <table:table-cell table:style-name="ce1755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33"/>
          <table:table-cell table:style-name="ce175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number-columns-repeated="2" table:style-name="ce1764" office:value-type="float" office:value="3" calcext:value-type="float">
            <text:p>3</text:p>
          </table:table-cell>
          <table:table-cell table:style-name="ce1764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4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Pugoss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Ramier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3" calcext:value-type="float">
            <text:p>3</text:p>
          </table:table-cell>
          <table:table-cell table:number-columns-repeated="3"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Tőr, hárító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6" office:value-type="string" calcext:value-type="string">
            <text:p><text:span text:style-name="T56">Nagyon</text:span><text:span text:style-name="T57"> drága!</text:span>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Tőr, kígyó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2" calcext:value-type="float">
            <text:p>2</text:p>
          </table:table-cell>
          <table:table-cell table:number-columns-repeated="2" table:style-name="ce1755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Tőr, ököl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string" calcext:value-type="string">
            <text:p>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-5" calcext:value-type="float">
            <text:p>-5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-5" calcext:value-type="float">
            <text:p>-5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/>
          <table:table-cell table:number-columns-repeated="1009"/>
        </table:table-row>
        <table:table-row table:style-name="ro2">
          <table:table-cell table:style-name="ce1725"/>
          <table:table-cell table:style-name="ce1737" office:value-type="string" calcext:value-type="string">
            <text:p>Tőr, páncélszúró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string" calcext:value-type="string">
            <text:p>S</text:p>
          </table:table-cell>
          <table:table-cell table:style-name="ce1816" office:value-type="string" calcext:value-type="string">
            <text:p>5+Erő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0.5" calcext:value-type="float">
            <text:p>0.5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float" office:value="2" calcext:value-type="float">
            <text:p>2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style-name="ce675" table:number-columns-repeated="241"/>
          <table:table-cell table:number-columns-repeated="768"/>
        </table:table-row>
        <table:table-row table:style-name="ro2">
          <table:table-cell/>
          <table:table-cell table:style-name="ce1736" office:value-type="string" calcext:value-type="string">
            <text:p>Tőr, Slan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number-columns-repeated="2" table:style-name="ce1755" office:value-type="float" office:value="0" calcext:value-type="float">
            <text:p>0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özelharc</text:p>
          </table:table-cell>
          <table:table-cell table:style-name="ce1915"/>
          <table:table-cell table:number-columns-repeated="1009"/>
        </table:table-row>
        <table:table-row table:style-name="ro1">
          <table:table-cell table:style-name="ce1726"/>
          <table:table-cell table:style-name="ce1738" office:value-type="string" calcext:value-type="string">
            <text:p>Vasököl / páncélkesztyű</text:p>
          </table:table-cell>
          <table:table-cell table:style-name="ce1757" office:value-type="string" calcext:value-type="string">
            <text:p>egykezes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Z</text:p>
          </table:table-cell>
          <table:table-cell table:style-name="ce1818" office:value-type="float" office:value="0" calcext:value-type="float">
            <text:p>0</text:p>
          </table:table-cell>
          <table:table-cell table:style-name="ce1757" office:value-type="float" office:value="0" calcext:value-type="float">
            <text:p>0</text:p>
          </table:table-cell>
          <table:table-cell table:style-name="ce1834"/>
          <table:table-cell table:style-name="ce1757" office:value-type="float" office:value="0" calcext:value-type="float">
            <text:p>0</text:p>
          </table:table-cell>
          <table:table-cell table:number-columns-repeated="3" table:style-name="ce1757" office:value-type="float" office:value="-7" calcext:value-type="float">
            <text:p>-7</text:p>
          </table:table-cell>
          <table:table-cell table:style-name="ce1757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Erőbónusz: 0 feletti rész 1:1-ben számít be.</text:p>
          </table:table-cell>
          <table:table-cell table:style-name="ce430" table:number-columns-repeated="241"/>
          <table:table-cell table:number-columns-repeated="768"/>
        </table:table-row>
        <table:table-row table:style-name="ro20">
          <table:table-cell table:style-name="ce1724" office:value-type="string" calcext:value-type="string">
            <text:p>Kardvívó fegyverek</text:p>
          </table:table-cell>
          <table:table-cell table:style-name="ce1734" office:value-type="string" calcext:value-type="string">
            <text:p>Kard, dzsenn szablya</text:p>
          </table:table-cell>
          <table:table-cell table:style-name="ce1754" office:value-type="string" calcext:value-type="string">
            <text:p>egykezes</text:p>
          </table:table-cell>
          <table:table-cell table:style-name="ce1754" office:value-type="float" office:value="4" calcext:value-type="float">
            <text:p>4</text:p>
          </table:table-cell>
          <table:table-cell table:style-name="ce1754" office:value-type="string" calcext:value-type="string">
            <text:p>V/S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831"/>
          <table:table-cell table:style-name="ce1754" office:value-type="float" office:value="1" calcext:value-type="float">
            <text:p>1</text:p>
          </table:table-cell>
          <table:table-cell table:style-name="ce1754" office:value-type="float" office:value="8" calcext:value-type="float">
            <text:p>8</text:p>
          </table:table-cell>
          <table:table-cell table:number-columns-repeated="2" table:style-name="ce1754" office:value-type="float" office:value="15" calcext:value-type="float">
            <text:p>15</text:p>
          </table:table-cell>
          <table:table-cell table:style-name="ce1754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1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emrelin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7" calcext:value-type="float">
            <text:p>7</text:p>
          </table:table-cell>
          <table:table-cell table:number-columns-repeated="2" table:style-name="ce1755" office:value-type="float" office:value="13" calcext:value-type="float">
            <text:p>13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0"/>
          <table:table-cell table:number-columns-repeated="1009"/>
        </table:table-row>
        <table:table-row table:style-name="ro11">
          <table:table-cell/>
          <table:table-cell table:style-name="ce1736" office:value-type="string" calcext:value-type="string">
            <text:p>Kard, fejvadász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float" office:value="11" calcext:value-type="float">
            <text:p>11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20" office:value-type="string" calcext:value-type="string">
            <text:p><text:span text:style-name="T58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8">
          <table:table-cell/>
          <table:table-cell table:style-name="ce1736" office:value-type="string" calcext:value-type="string">
            <text:p>Kard, handzsár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V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13" calcext:value-type="float">
            <text:p>13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hiequar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S/V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12" calcext:value-type="float">
            <text:p>12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36" office:value-type="string" calcext:value-type="string">
            <text:p>Kard, hosszú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811" office:value-type="string" calcext:value-type="string">
            <text:p><text:span text:style-name="T54"> </text:span><text:span text:style-name="T55">V/S</text:span>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6" calcext:value-type="float">
            <text:p>6</text:p>
          </table:table-cell>
          <table:table-cell table:number-columns-repeated="2" table:style-name="ce1755" office:value-type="float" office:value="12" calcext:value-type="float">
            <text:p>12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Kard, jatagán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1" calcext:value-type="float">
            <text:p>1</text:p>
          </table:table-cell>
          <table:table-cell table:style-name="ce1811" office:value-type="string" calcext:value-type="string">
            <text:p><text:span text:style-name="T54"> </text:span><text:span text:style-name="T55">V/S</text:span>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float" office:value="7" calcext:value-type="float">
            <text:p>7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8">
          <table:table-cell/>
          <table:table-cell table:style-name="ce1736" office:value-type="string" calcext:value-type="string">
            <text:p>Kard, kétkezes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20" calcext:value-type="float">
            <text:p>20</text:p>
          </table:table-cell>
          <table:table-cell table:style-name="ce1755" office:value-type="float" office:value="15" calcext:value-type="float">
            <text:p>15</text:p>
          </table:table-cell>
          <table:table-cell table:style-name="ce1755" office:value-type="float" office:value="8" calcext:value-type="float">
            <text:p>8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khossas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11" calcext:value-type="float">
            <text:p>11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1">
          <table:table-cell/>
          <table:table-cell table:style-name="ce1736" office:value-type="string" calcext:value-type="string">
            <text:p>Kard, kígyó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811" office:value-type="string" calcext:value-type="string">
            <text:p><text:span text:style-name="T54"> </text:span><text:span text:style-name="T55">V/S</text:span>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5" calcext:value-type="float">
            <text:p>5</text:p>
          </table:table-cell>
          <table:table-cell table:number-columns-repeated="2" table:style-name="ce1755" office:value-type="float" office:value="11" calcext:value-type="float">
            <text:p>11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21">
          <table:table-cell/>
          <table:table-cell table:style-name="ce1736" office:value-type="string" calcext:value-type="string">
            <text:p>Kard, Lagoss 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811" office:value-type="string" calcext:value-type="string">
            <text:p><text:span text:style-name="T54"> </text:span><text:span text:style-name="T55">V/S</text:span>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8" calcext:value-type="float">
            <text:p>8</text:p>
          </table:table-cell>
          <table:table-cell table:number-columns-repeated="2" table:style-name="ce1755" office:value-type="float" office:value="16" calcext:value-type="float">
            <text:p>16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lovag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string" calcext:value-type="string">
            <text:p>V/S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7" calcext:value-type="float">
            <text:p>7</text:p>
          </table:table-cell>
          <table:table-cell table:style-name="ce1755" office:value-type="float" office:value="15" calcext:value-type="float">
            <text:p>15</text:p>
          </table:table-cell>
          <table:table-cell table:style-name="ce1755" office:value-type="float" office:value="12" calcext:value-type="float">
            <text:p>12</text:p>
          </table:table-cell>
          <table:table-cell table:style-name="ce1755" office:value-type="float" office:value="7" calcext:value-type="float">
            <text:p>7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9">
          <table:table-cell/>
          <table:table-cell table:style-name="ce1736" office:value-type="string" calcext:value-type="string">
            <text:p>Kard, másfélkezes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1.5" calcext:value-type="float">
            <text:p>1.5</text:p>
          </table:table-cell>
          <table:table-cell table:style-name="ce1755" office:value-type="float" office:value="8" calcext:value-type="float">
            <text:p>8</text:p>
          </table:table-cell>
          <table:table-cell table:number-columns-repeated="2" table:style-name="ce1755" office:value-type="float" office:value="16" calcext:value-type="float">
            <text:p>16</text:p>
          </table:table-cell>
          <table:table-cell table:style-name="ce1755" office:value-type="float" office:value="7" calcext:value-type="float">
            <text:p>7</text:p>
          </table:table-cell>
          <table:table-cell table:style-name="ce1846" office:value-type="string" calcext:value-type="string">
            <text:p>kardvívás</text:p>
          </table:table-cell>
          <table:table-cell table:style-name="ce1920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mesterkard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1.5" calcext:value-type="float">
            <text:p>1.5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float" office:value="18" calcext:value-type="float">
            <text:p>18</text:p>
          </table:table-cell>
          <table:table-cell table:style-name="ce1755" office:value-type="float" office:value="13" calcext:value-type="float">
            <text:p>13</text:p>
          </table:table-cell>
          <table:table-cell table:style-name="ce1755" office:value-type="float" office:value="7" calcext:value-type="float">
            <text:p>7</text:p>
          </table:table-cell>
          <table:table-cell table:style-name="ce1846" office:value-type="string" calcext:value-type="string">
            <text:p>kardvívás</text:p>
          </table:table-cell>
          <table:table-cell table:style-name="ce1922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736" office:value-type="string" calcext:value-type="string">
            <text:p>Kard, Pugoss 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6" calcext:value-type="float">
            <text:p>6</text:p>
          </table:table-cell>
          <table:table-cell table:number-columns-repeated="2" table:style-name="ce1755" office:value-type="float" office:value="12" calcext:value-type="float">
            <text:p>12</text:p>
          </table:table-cell>
          <table:table-cell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rövid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string" calcext:value-type="string">
            <text:p>S/V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4" calcext:value-type="float">
            <text:p>4</text:p>
          </table:table-cell>
          <table:table-cell table:number-columns-repeated="2" table:style-name="ce1755" office:value-type="float" office:value="8" calcext:value-type="float">
            <text:p>8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736" office:value-type="string" calcext:value-type="string">
            <text:p>Kard, Slan 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6" calcext:value-type="float">
            <text:p>6</text:p>
          </table:table-cell>
          <table:table-cell table:style-name="ce1755" office:value-type="string" calcext:value-type="string">
            <text:p>V/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755" office:value-type="float" office:value="1.5" calcext:value-type="float">
            <text:p>1.5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float" office:value="19" calcext:value-type="float">
            <text:p>19</text:p>
          </table:table-cell>
          <table:table-cell table:style-name="ce1755" office:value-type="float" office:value="13" calcext:value-type="float">
            <text:p>13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0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Kard, Slan rövid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string" calcext:value-type="string">
            <text:p>V/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11" calcext:value-type="float">
            <text:p>11</text:p>
          </table:table-cell>
          <table:table-cell table:number-columns-repeated="2" table:style-name="ce1755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8">
          <table:table-cell/>
          <table:table-cell table:style-name="ce1736" office:value-type="string" calcext:value-type="string">
            <text:p>Kard, Slan csatakard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string" calcext:value-type="string">
            <text:p>V/S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9" calcext:value-type="float">
            <text:p>9</text:p>
          </table:table-cell>
          <table:table-cell table:style-name="ce1755" office:value-type="float" office:value="23" calcext:value-type="float">
            <text:p>23</text:p>
          </table:table-cell>
          <table:table-cell table:style-name="ce1755" office:value-type="float" office:value="17" calcext:value-type="float">
            <text:p>17</text:p>
          </table:table-cell>
          <table:table-cell table:style-name="ce1755" office:value-type="float" office:value="8" calcext:value-type="float">
            <text:p>8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Kard, szably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3" calcext:value-type="float">
            <text:p>3</text:p>
          </table:table-cell>
          <table:table-cell table:style-name="ce1755" office:value-type="string" calcext:value-type="string">
            <text:p>V/S</text:p>
          </table:table-cell>
          <table:table-cell table:style-name="ce1755" office:value-type="float" office:value="0" calcext:value-type="float">
            <text:p>0</text:p>
          </table:table-cell>
          <table:table-cell table:style-name="ce1755" office:value-type="float" office:value="1" calcext:value-type="float">
            <text:p>1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5" office:value-type="float" office:value="6" calcext:value-type="float">
            <text:p>6</text:p>
          </table:table-cell>
          <table:table-cell table:number-columns-repeated="2" table:style-name="ce1755" office:value-type="float" office:value="12" calcext:value-type="float">
            <text:p>12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725"/>
          <table:table-cell table:style-name="ce1737" office:value-type="string" calcext:value-type="string">
            <text:p>Mara-sequor </text:p>
          </table:table-cell>
          <table:table-cell table:style-name="ce1756" office:value-type="string" calcext:value-type="string">
            <text:p>kétkezes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string" calcext:value-type="string">
            <text:p>V/S</text:p>
          </table:table-cell>
          <table:table-cell table:style-name="ce1756" office:value-type="float" office:value="2" calcext:value-type="float">
            <text:p>2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.5" calcext:value-type="float">
            <text:p>1.5</text:p>
          </table:table-cell>
          <table:table-cell table:style-name="ce1756" office:value-type="float" office:value="9" calcext:value-type="float">
            <text:p>9</text:p>
          </table:table-cell>
          <table:table-cell table:style-name="ce1756" office:value-type="float" office:value="20" calcext:value-type="float">
            <text:p>20</text:p>
          </table:table-cell>
          <table:table-cell table:style-name="ce1756" office:value-type="float" office:value="16" calcext:value-type="float">
            <text:p>16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59">MK, KF</text:span><text:span text:style-name="T60">: Tradíció: Fejvadász – 9.szint, Spec: ⭕</text:span>TODO</text:p>
          </table:table-cell>
          <table:table-cell table:style-name="ce675" table:number-columns-repeated="241"/>
          <table:table-cell table:number-columns-repeated="768"/>
        </table:table-row>
        <table:table-row table:style-name="ro5">
          <table:table-cell table:style-name="ce1725"/>
          <table:table-cell table:style-name="ce1737" office:value-type="string" calcext:value-type="string">
            <text:p>Meneth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V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0.5" calcext:value-type="float">
            <text:p>0.5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7" calcext:value-type="float">
            <text:p>7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59">KF</text:span><text:span text:style-name="T60">: Tradíció: Amund - 9.szint, Spec: ⭕TODO</text:span></text:p>
          </table:table-cell>
          <table:table-cell table:style-name="ce675" table:number-columns-repeated="241"/>
          <table:table-cell table:number-columns-repeated="768"/>
        </table:table-row>
        <table:table-row table:style-name="ro2">
          <table:table-cell/>
          <table:table-cell table:style-name="ce1736" office:value-type="string" calcext:value-type="string">
            <text:p>Predoci egyeneskard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V/S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6" office:value-type="float" office:value="7" calcext:value-type="float">
            <text:p>7</text:p>
          </table:table-cell>
          <table:table-cell table:style-name="ce1756" office:value-type="float" office:value="13" calcext:value-type="float">
            <text:p>13</text:p>
          </table:table-cell>
          <table:table-cell table:style-name="ce1756" office:value-type="float" office:value="11" calcext:value-type="float">
            <text:p>11</text:p>
          </table:table-cell>
          <table:table-cell table:style-name="ce1756" office:value-type="float" office:value="6" calcext:value-type="float">
            <text:p>6</text:p>
          </table:table-cell>
          <table:table-cell table:style-name="ce1846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36" office:value-type="string" calcext:value-type="string">
            <text:p>Sequor 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V/S</text:p>
          </table:table-cell>
          <table:table-cell table:style-name="ce1756" office:value-type="float" office:value="0" calcext:value-type="float">
            <text:p>0</text:p>
          </table:table-cell>
          <table:table-cell table:style-name="ce1756" office:value-type="float" office:value="1" calcext:value-type="float">
            <text:p>1</text:p>
          </table:table-cell>
          <table:table-cell table:style-name="ce1832"/>
          <table:table-cell table:style-name="ce1756" office:value-type="float" office:value="0.5" calcext:value-type="float">
            <text:p>0.5</text:p>
          </table:table-cell>
          <table:table-cell table:style-name="ce1756" office:value-type="float" office:value="6" calcext:value-type="float">
            <text:p>6</text:p>
          </table:table-cell>
          <table:table-cell table:style-name="ce1756" office:value-type="float" office:value="13" calcext:value-type="float">
            <text:p>13</text:p>
          </table:table-cell>
          <table:table-cell table:style-name="ce1756" office:value-type="float" office:value="11" calcext:value-type="float">
            <text:p>11</text:p>
          </table:table-cell>
          <table:table-cell table:style-name="ce1756" office:value-type="float" office:value="5" calcext:value-type="float">
            <text:p>5</text:p>
          </table:table-cell>
          <table:table-cell table:style-name="ce1846" office:value-type="string" calcext:value-type="string">
            <text:p>kardvívás</text:p>
          </table:table-cell>
          <table:table-cell table:style-name="ce1926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582"/>
          <table:table-cell table:style-name="ce1740" office:value-type="string" calcext:value-type="string">
            <text:p>Tőrkard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2" calcext:value-type="float">
            <text:p>2</text:p>
          </table:table-cell>
          <table:table-cell table:style-name="ce1758" office:value-type="string" calcext:value-type="string">
            <text:p>S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35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6" calcext:value-type="float">
            <text:p>6</text:p>
          </table:table-cell>
          <table:table-cell table:number-columns-repeated="2" table:style-name="ce1758" office:value-type="float" office:value="12" calcext:value-type="float">
            <text:p>12</text:p>
          </table:table-cell>
          <table:table-cell table:style-name="ce1758" office:value-type="float" office:value="5" calcext:value-type="float">
            <text:p>5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1">+2</text:span></text:p>
            <text:p><text:span text:style-name="T16">- Zúzó fegyverek ellen VÉ büntetés: </text:span><text:span text:style-name="T61">-8 VÉ</text:span>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724" office:value-type="string" calcext:value-type="string">
            <text:p>Zúzó fegyverek</text:p>
          </table:table-cell>
          <table:table-cell table:style-name="ce1734" office:value-type="string" calcext:value-type="string">
            <text:p>Bot, rövid</text:p>
          </table:table-cell>
          <table:table-cell table:style-name="ce1754" office:value-type="string" calcext:value-type="string">
            <text:p>egykezes</text:p>
          </table:table-cell>
          <table:table-cell table:style-name="ce1760" office:value-type="float" office:value="-3" calcext:value-type="float">
            <text:p>-3</text:p>
          </table:table-cell>
          <table:table-cell table:style-name="ce1760" office:value-type="string" calcext:value-type="string">
            <text:p>Z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31"/>
          <table:table-cell table:style-name="ce1755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5" calcext:value-type="float">
            <text:p>5</text:p>
          </table:table-cell>
          <table:table-cell table:style-name="ce1846" office:value-type="string" calcext:value-type="string">
            <text:p>zúzás</text:p>
          </table:table-cell>
          <table:table-cell table:style-name="ce1917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ot, furkós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-1" calcext:value-type="float">
            <text:p>-1</text:p>
          </table:table-cell>
          <table:table-cell table:style-name="ce1756" office:value-type="string" calcext:value-type="string">
            <text:p>Z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4" office:value-type="float" office:value="1" calcext:value-type="float">
            <text:p>1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float" office:value="6" calcext:value-type="float">
            <text:p>6</text:p>
          </table:table-cell>
          <table:table-cell table:style-name="ce1846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uzogány, egykezes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812" office:value-type="string" calcext:value-type="string">
            <text:p>Z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60" office:value-type="float" office:value="1" calcext:value-type="float">
            <text:p>1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12" calcext:value-type="float">
            <text:p>12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uzogány, kétkezes</text:p>
          </table:table-cell>
          <table:table-cell table:style-name="ce1756" office:value-type="string" calcext:value-type="string">
            <text:p>kétkezes</text:p>
          </table:table-cell>
          <table:table-cell table:style-name="ce1756" office:value-type="float" office:value="8" calcext:value-type="float">
            <text:p>8</text:p>
          </table:table-cell>
          <table:table-cell table:style-name="ce1756" office:value-type="string" calcext:value-type="string">
            <text:p>Z</text:p>
          </table:table-cell>
          <table:table-cell table:style-name="ce1756" office:value-type="float" office:value="5" calcext:value-type="float">
            <text:p>5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1.5" calcext:value-type="float">
            <text:p>1.5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20" calcext:value-type="float">
            <text:p>20</text:p>
          </table:table-cell>
          <table:table-cell table:number-columns-repeated="2" table:style-name="ce1756" office:value-type="float" office:value="8" calcext:value-type="float">
            <text:p>8</text:p>
          </table:table-cell>
          <table:table-cell table:style-name="ce1847" office:value-type="string" calcext:value-type="string">
            <text:p>zúz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uzogány, láncos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Z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float" office:value="15" calcext:value-type="float">
            <text:p>15</text:p>
          </table:table-cell>
          <table:table-cell table:number-columns-repeated="2" table:style-name="ce1756" office:value-type="float" office:value="6" calcext:value-type="float">
            <text:p>6</text:p>
          </table:table-cell>
          <table:table-cell table:style-name="ce1846" office:value-type="string" calcext:value-type="string">
            <text:p>zúzás</text:p>
          </table:table-cell>
          <table:table-cell table:style-name="ce1923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uzogány, shadleki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5" calcext:value-type="float">
            <text:p>5</text:p>
          </table:table-cell>
          <table:table-cell table:style-name="ce1756" office:value-type="string" calcext:value-type="string">
            <text:p>Z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5" calcext:value-type="float">
            <text:p>5</text:p>
          </table:table-cell>
          <table:table-cell table:style-name="ce1756" office:value-type="float" office:value="14" calcext:value-type="float">
            <text:p>14</text:p>
          </table:table-cell>
          <table:table-cell table:style-name="ce1756" office:value-type="float" office:value="9" calcext:value-type="float">
            <text:p>9</text:p>
          </table:table-cell>
          <table:table-cell table:style-name="ce1756" office:value-type="float" office:value="6" calcext:value-type="float">
            <text:p>6</text:p>
          </table:table-cell>
          <table:table-cell table:style-name="ce1846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Buzogány, tollas</text:p>
          </table:table-cell>
          <table:table-cell table:style-name="ce1755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string" calcext:value-type="string">
            <text:p>Z</text:p>
          </table:table-cell>
          <table:table-cell table:style-name="ce1756" office:value-type="float" office:value="2" calcext:value-type="float">
            <text:p>2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0.5" calcext:value-type="float">
            <text:p>0.5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9" calcext:value-type="float">
            <text:p>9</text:p>
          </table:table-cell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5" calcext:value-type="float">
            <text:p>5</text:p>
          </table:table-cell>
          <table:table-cell table:style-name="ce1846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Csatabárd, egykezes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4" calcext:value-type="float">
            <text:p>4</text:p>
          </table:table-cell>
          <table:table-cell table:style-name="ce1813" office:value-type="string" calcext:value-type="string">
            <text:p>Z</text:p>
          </table:table-cell>
          <table:table-cell table:style-name="ce1755" office:value-type="float" office:value="2" calcext:value-type="float">
            <text:p>2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4" calcext:value-type="float">
            <text:p>4</text:p>
          </table:table-cell>
          <table:table-cell table:number-columns-repeated="2" table:style-name="ce1755" office:value-type="float" office:value="8" calcext:value-type="float">
            <text:p>8</text:p>
          </table:table-cell>
          <table:table-cell table:style-name="ce1755" office:value-type="float" office:value="6" calcext:value-type="float">
            <text:p>6</text:p>
          </table:table-cell>
          <table:table-cell table:style-name="ce1846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">
          <table:table-cell/>
          <table:table-cell table:style-name="ce1736" office:value-type="string" calcext:value-type="string">
            <text:p>Csatabárd, kétkezes</text:p>
          </table:table-cell>
          <table:table-cell table:style-name="ce1755" office:value-type="string" calcext:value-type="string">
            <text:p>kétkezes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1.5" calcext:value-type="float">
            <text:p>1.5</text:p>
          </table:table-cell>
          <table:table-cell table:style-name="ce1755" office:value-type="float" office:value="4" calcext:value-type="float">
            <text:p>4</text:p>
          </table:table-cell>
          <table:table-cell table:style-name="ce1755" office:value-type="float" office:value="18" calcext:value-type="float">
            <text:p>18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8" calcext:value-type="float">
            <text:p>8</text:p>
          </table:table-cell>
          <table:table-cell table:style-name="ce1846" office:value-type="string" calcext:value-type="string">
            <text:p>zúzás</text:p>
          </table:table-cell>
          <table:table-cell table:style-name="ce1921"/>
          <table:table-cell table:number-columns-repeated="1009"/>
        </table:table-row>
        <table:table-row table:style-name="ro20">
          <table:table-cell/>
          <table:table-cell table:style-name="ce1736" office:value-type="string" calcext:value-type="string">
            <text:p>Csatacsákány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string" calcext:value-type="string">
            <text:p>Z</text:p>
          </table:table-cell>
          <table:table-cell table:style-name="ce1755" office:value-type="float" office:value="10" calcext:value-type="float">
            <text:p>10</text:p>
          </table:table-cell>
          <table:table-cell table:style-name="ce1755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0.5" calcext:value-type="float">
            <text:p>0.5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14" calcext:value-type="float">
            <text:p>14</text:p>
          </table:table-cell>
          <table:table-cell table:style-name="ce1755" office:value-type="float" office:value="5" calcext:value-type="float">
            <text:p>5</text:p>
          </table:table-cell>
          <table:table-cell table:style-name="ce1755" office:value-type="float" office:value="7" calcext:value-type="float">
            <text:p>7</text:p>
          </table:table-cell>
          <table:table-cell table:style-name="ce1846" office:value-type="string" calcext:value-type="string">
            <text:p>zúzás</text:p>
          </table:table-cell>
          <table:table-cell table:style-name="ce192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82"/>
          <table:table-cell table:style-name="ce1740" office:value-type="string" calcext:value-type="string">
            <text:p>Harci kalapác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Z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35"/>
          <table:table-cell table:style-name="ce1759" office:value-type="float" office:value="1.5" calcext:value-type="float">
            <text:p>1.5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20" calcext:value-type="float">
            <text:p>20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Erő követelmény: +2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724" office:value-type="string" calcext:value-type="string">
            <text:p>Lándzsavívó fegyverek</text:p>
          </table:table-cell>
          <table:table-cell table:style-name="ce1741" office:value-type="string" calcext:value-type="string">
            <text:p>Alabárd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S+Z/V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0" calcext:value-type="float">
            <text:p>0</text:p>
          </table:table-cell>
          <table:table-cell table:style-name="ce1831"/>
          <table:table-cell table:style-name="ce1756" office:value-type="float" office:value="3" calcext:value-type="float">
            <text:p>3</text:p>
          </table:table-cell>
          <table:table-cell table:style-name="ce1760" office:value-type="float" office:value="12" calcext:value-type="float">
            <text:p>12</text:p>
          </table:table-cell>
          <table:table-cell table:number-columns-repeated="2" table:style-name="ce1760" office:value-type="float" office:value="28" calcext:value-type="float">
            <text:p>28</text:p>
          </table:table-cell>
          <table:table-cell table:style-name="ce1760" office:value-type="float" office:value="8" calcext:value-type="float">
            <text:p>8</text:p>
          </table:table-cell>
          <table:table-cell table:style-name="ce1847" office:value-type="string" calcext:value-type="string">
            <text:p>lándzsavívás</text:p>
          </table:table-cell>
          <table:table-cell table:style-name="ce1934" office:value-type="string" calcext:value-type="string">
            <text:p>Talán a legjobb a páncélok ellen</text:p>
          </table:table-cell>
          <table:table-cell table:style-name="ce675" table:number-columns-repeated="241"/>
          <table:table-cell table:number-columns-repeated="768"/>
        </table:table-row>
        <table:table-row table:style-name="ro1">
          <table:table-cell table:style-name="ce1725"/>
          <table:table-cell table:style-name="ce1737" office:value-type="string" calcext:value-type="string">
            <text:p>Bot, hosszú</text:p>
          </table:table-cell>
          <table:table-cell table:style-name="ce1756" office:value-type="string" calcext:value-type="string">
            <text:p>két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56" office:value-type="string" calcext:value-type="string">
            <text:p>Z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2" calcext:value-type="float">
            <text:p>2</text:p>
          </table:table-cell>
          <table:table-cell table:style-name="ce1756" office:value-type="float" office:value="14" calcext:value-type="float">
            <text:p>14</text:p>
          </table:table-cell>
          <table:table-cell table:style-name="ce1756" office:value-type="float" office:value="16" calcext:value-type="float">
            <text:p>16</text:p>
          </table:table-cell>
          <table:table-cell table:style-name="ce1756" office:value-type="float" office:value="24" calcext:value-type="float">
            <text:p>24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768"/>
        </table:table-row>
        <table:table-row table:style-name="ro23">
          <table:table-cell table:style-name="ce1725"/>
          <table:table-cell table:style-name="ce1737" office:value-type="string" calcext:value-type="string">
            <text:p>Lándzsa</text:p>
          </table:table-cell>
          <table:table-cell table:style-name="ce1756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string" calcext:value-type="string">
            <text:p>4/0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2" calcext:value-type="float">
            <text:p>2</text:p>
          </table:table-cell>
          <table:table-cell table:style-name="ce1756" office:value-type="float" office:value="14" calcext:value-type="float">
            <text:p>14</text:p>
          </table:table-cell>
          <table:table-cell table:number-columns-repeated="2" table:style-name="ce1756" office:value-type="float" office:value="32" calcext:value-type="float">
            <text:p>32</text:p>
          </table:table-cell>
          <table:table-cell table:style-name="ce1756" office:value-type="float" office:value="6" calcext:value-type="float">
            <text:p>6</text:p>
          </table:table-cell>
          <table:table-cell table:style-name="ce1847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768"/>
        </table:table-row>
        <table:table-row table:style-name="ro23">
          <table:table-cell table:style-name="ce1725"/>
          <table:table-cell table:style-name="ce1737" office:value-type="string" calcext:value-type="string">
            <text:p>Pika</text:p>
          </table:table-cell>
          <table:table-cell table:style-name="ce1756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56" office:value-type="string" calcext:value-type="string">
            <text:p>S</text:p>
          </table:table-cell>
          <table:table-cell table:style-name="ce1756" office:value-type="string" calcext:value-type="string">
            <text:p>4/0</text:p>
          </table:table-cell>
          <table:table-cell table:style-name="ce1756" office:value-type="float" office:value="0" calcext:value-type="float">
            <text:p>0</text:p>
          </table:table-cell>
          <table:table-cell table:style-name="ce1832"/>
          <table:table-cell table:style-name="ce1756" office:value-type="float" office:value="4" calcext:value-type="float">
            <text:p>4</text:p>
          </table:table-cell>
          <table:table-cell table:style-name="ce1756" office:value-type="float" office:value="18" calcext:value-type="float">
            <text:p>18</text:p>
          </table:table-cell>
          <table:table-cell table:number-columns-repeated="2" table:style-name="ce1756" office:value-type="float" office:value="40" calcext:value-type="float">
            <text:p>40</text:p>
          </table:table-cell>
          <table:table-cell table:style-name="ce1756" office:value-type="float" office:value="9" calcext:value-type="float">
            <text:p>9</text:p>
          </table:table-cell>
          <table:table-cell table:style-name="ce1847" office:value-type="string" calcext:value-type="string">
            <text:p>lándzsavívás</text:p>
          </table:table-cell>
          <table:table-cell table:style-name="ce1935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768"/>
        </table:table-row>
        <table:table-row table:style-name="ro2">
          <table:table-cell table:style-name="ce1725"/>
          <table:table-cell table:style-name="ce1737" office:value-type="string" calcext:value-type="string">
            <text:p>Szigony, egykezes</text:p>
          </table:table-cell>
          <table:table-cell table:style-name="ce1756" office:value-type="string" calcext:value-type="string">
            <text:p>egykezes</text:p>
          </table:table-cell>
          <table:table-cell table:style-name="ce1756" office:value-type="float" office:value="2" calcext:value-type="float">
            <text:p>2</text:p>
          </table:table-cell>
          <table:table-cell table:style-name="ce1756" office:value-type="string" calcext:value-type="string">
            <text:p>S</text:p>
          </table:table-cell>
          <table:table-cell table:number-columns-repeated="2" table:style-name="ce1756" office:value-type="float" office:value="0" calcext:value-type="float">
            <text:p>0</text:p>
          </table:table-cell>
          <table:table-cell table:style-name="ce1832"/>
          <table:table-cell table:style-name="ce1755" office:value-type="float" office:value="2" calcext:value-type="float">
            <text:p>2</text:p>
          </table:table-cell>
          <table:table-cell table:style-name="ce1756" office:value-type="float" office:value="5" calcext:value-type="float">
            <text:p>5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14" calcext:value-type="float">
            <text:p>14</text:p>
          </table:table-cell>
          <table:table-cell table:style-name="ce1756" office:value-type="float" office:value="7" calcext:value-type="float">
            <text:p>7</text:p>
          </table:table-cell>
          <table:table-cell table:style-name="ce1847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768"/>
        </table:table-row>
        <table:table-row table:style-name="ro2">
          <table:table-cell table:style-name="ce1728"/>
          <table:table-cell table:style-name="ce1742" office:value-type="string" calcext:value-type="string">
            <text:p>Szigo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34"/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22" calcext:value-type="float">
            <text:p>22</text:p>
          </table:table-cell>
          <table:table-cell table:style-name="ce1761" office:value-type="float" office:value="26" calcext:value-type="float">
            <text:p>26</text:p>
          </table:table-cell>
          <table:table-cell table:style-name="ce1761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010"/>
        </table:table-row>
        <table:table-row table:style-name="ro2">
          <table:table-cell table:style-name="ce1729"/>
          <table:table-cell table:style-name="ce1744" office:value-type="string" calcext:value-type="string">
            <text:p>Fegyver</text:p>
          </table:table-cell>
          <table:table-cell table:style-name="ce1762" office:value-type="string" calcext:value-type="string">
            <text:p>Forgatás módja</text:p>
          </table:table-cell>
          <table:table-cell table:style-name="ce1744" office:value-type="string" calcext:value-type="string">
            <text:p>SP</text:p>
          </table:table-cell>
          <table:table-cell table:style-name="ce1762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table:number-columns-repeated="2"/>
          <table:table-cell table:style-name="ce1744" office:value-type="string" calcext:value-type="string">
            <text:p>Hatótáv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CÉ</text:p>
          </table:table-cell>
          <table:table-cell table:style-name="ce1744" office:value-type="string" calcext:value-type="string">
            <text:p>Osztó</text:p>
          </table:table-cell>
          <table:table-cell table:style-name="ce1744" office:value-type="string" calcext:value-type="string">
            <text:p>Sebesség</text:p>
          </table:table-cell>
          <table:table-cell table:style-name="ce1744" office:value-type="string" calcext:value-type="string">
            <text:p>Harcmodor</text:p>
          </table:table-cell>
          <table:table-cell table:style-name="ce1744"/>
          <table:table-cell table:style-name="ce1971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724" office:value-type="string" calcext:value-type="string">
            <text:p>Hajítófegyverek</text:p>
          </table:table-cell>
          <table:table-cell table:style-name="ce1745" office:value-type="string" calcext:value-type="string">
            <text:p>Bola</text:p>
          </table:table-cell>
          <table:table-cell table:style-name="ce1745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20"/>
          <table:table-cell table:style-name="ce183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45" office:value-type="float" office:value="1" calcext:value-type="float">
            <text:p>1</text:p>
          </table:table-cell>
          <table:table-cell table:style-name="ce1841" office:value-type="float" office:value="10" calcext:value-type="float">
            <text:p>10</text:p>
          </table:table-cell>
          <table:table-cell table:style-name="ce1846" office:value-type="string" calcext:value-type="string">
            <text:p>hajítás</text:p>
          </table:table-cell>
          <table:table-cell table:style-name="ce1941"/>
          <table:table-cell table:number-columns-repeated="1009"/>
        </table:table-row>
        <table:table-row table:style-name="ro24">
          <table:table-cell table:style-name="ce1730"/>
          <table:table-cell table:style-name="ce1746" office:value-type="string" calcext:value-type="string">
            <text:p>Dárda</text:p>
          </table:table-cell>
          <table:table-cell table:style-name="ce1746" office:value-type="string" calcext:value-type="string">
            <text:p>egy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22" table:number-columns-repeated="2"/>
          <table:table-cell table:style-name="ce1797" office:value-type="string" calcext:value-type="string">
            <text:p>5m + (Erő x 3)</text:p>
          </table:table-cell>
          <table:table-cell table:style-name="ce1797" office:value-type="float" office:value="5" calcext:value-type="float">
            <text:p>5</text:p>
          </table:table-cell>
          <table:table-cell table:style-name="ce1797" office:value-type="float" office:value="3" calcext:value-type="float">
            <text:p>3</text:p>
          </table:table-cell>
          <table:table-cell table:style-name="ce1749" office:value-type="float" office:value="2" calcext:value-type="float">
            <text:p>2</text:p>
          </table:table-cell>
          <table:table-cell table:style-name="ce1842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62">Maximális hatótávolsága: </text:span><text:span text:style-name="T63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2"/>
          <table:table-cell table:style-name="ce1705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45" office:value-type="string" calcext:value-type="string">
            <text:p>Dobóháló</text:p>
          </table:table-cell>
          <table:table-cell table:style-name="ce1749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20"/>
          <table:table-cell table:style-name="ce1836"/>
          <table:table-cell table:style-name="ce1796" office:value-type="string" calcext:value-type="string">
            <text:p>4m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45" office:value-type="float" office:value="1" calcext:value-type="float">
            <text:p>1</text:p>
          </table:table-cell>
          <table:table-cell table:style-name="ce1841" office:value-type="float" office:value="10" calcext:value-type="float">
            <text:p>10</text:p>
          </table:table-cell>
          <table:table-cell table:style-name="ce1846" office:value-type="string" calcext:value-type="string">
            <text:p>hajítás</text:p>
          </table:table-cell>
          <table:table-cell table:style-name="ce1941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Hajítóbárd</text:p>
          </table:table-cell>
          <table:table-cell table:style-name="ce1749" office:value-type="string" calcext:value-type="string">
            <text:p>egykezes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string" calcext:value-type="string">
            <text:p>Z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20m</text:p>
          </table:table-cell>
          <table:table-cell table:style-name="ce1800" office:value-type="float" office:value="8" calcext:value-type="float">
            <text:p>8</text:p>
          </table:table-cell>
          <table:table-cell table:style-name="ce1800" office:value-type="float" office:value="4" calcext:value-type="float">
            <text:p>4</text:p>
          </table:table-cell>
          <table:table-cell table:style-name="ce1747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846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5">
          <table:table-cell table:style-name="ce1723"/>
          <table:table-cell table:style-name="ce1748" office:value-type="string" calcext:value-type="string">
            <text:p>Hajítótőr</text:p>
          </table:table-cell>
          <table:table-cell table:style-name="ce1746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14" office:value-type="string" calcext:value-type="string">
            <text:p>15m</text:p>
          </table:table-cell>
          <table:table-cell table:style-name="ce1814" office:value-type="float" office:value="12" calcext:value-type="float">
            <text:p>12</text:p>
          </table:table-cell>
          <table:table-cell table:style-name="ce1814" office:value-type="float" office:value="4" calcext:value-type="float">
            <text:p>4</text:p>
          </table:table-cell>
          <table:table-cell table:style-name="ce1748" office:value-type="float" office:value="2" calcext:value-type="float">
            <text:p>2</text:p>
          </table:table-cell>
          <table:table-cell table:style-name="ce1844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64">Automatikusan jár rá a</text:span></text:p>
            <text:p><text:span text:style-name="T64">Közeli lövés fortélynál leírt +10CÉ bónusz</text:span></text:p>
            <text:p><text:span text:style-name="T64">Ha a célpont Cellaszáma 1.</text:span></text:p>
            <text:p><text:span text:style-name="T64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kő</text:p>
          </table:table-cell>
          <table:table-cell table:style-name="ce1747" office:value-type="string" calcext:value-type="string">
            <text:p>egykezes</text:p>
          </table:table-cell>
          <table:table-cell table:style-name="ce1800" office:value-type="float" office:value="-10" calcext:value-type="float">
            <text:p>-10</text:p>
          </table:table-cell>
          <table:table-cell table:style-name="ce1800" office:value-type="string" calcext:value-type="string">
            <text:p>Z</text:p>
          </table:table-cell>
          <table:table-cell table:style-name="ce1800" office:value-type="float" office:value="0" calcext:value-type="float">
            <text:p>0</text:p>
          </table:table-cell>
          <table:table-cell table:style-name="ce1824"/>
          <table:table-cell table:style-name="ce1838"/>
          <table:table-cell table:style-name="ce1814" office:value-type="string" calcext:value-type="string">
            <text:p>20m</text:p>
          </table:table-cell>
          <table:table-cell table:style-name="ce1800" office:value-type="float" office:value="6" calcext:value-type="float">
            <text:p>6</text:p>
          </table:table-cell>
          <table:table-cell table:style-name="ce1800" office:value-type="float" office:value="0" calcext:value-type="float">
            <text:p>0</text:p>
          </table:table-cell>
          <table:table-cell table:style-name="ce1747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6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30"/>
          <table:table-cell table:style-name="ce1749" office:value-type="string" calcext:value-type="string">
            <text:p>Lasszó</text:p>
          </table:table-cell>
          <table:table-cell table:style-name="ce1749" office:value-type="string" calcext:value-type="string">
            <text:p>egykezes</text:p>
          </table:table-cell>
          <table:table-cell table:number-columns-repeated="2" table:style-name="ce1797" office:value-type="string" calcext:value-type="string">
            <text:p>-</text:p>
          </table:table-cell>
          <table:table-cell table:style-name="ce1797" office:value-type="float" office:value="0" calcext:value-type="float">
            <text:p>0</text:p>
          </table:table-cell>
          <table:table-cell table:style-name="ce1822" table:number-columns-repeated="2"/>
          <table:table-cell table:style-name="ce1797" office:value-type="string" calcext:value-type="string">
            <text:p>10m</text:p>
          </table:table-cell>
          <table:table-cell table:number-columns-repeated="2" table:style-name="ce1797" office:value-type="float" office:value="0" calcext:value-type="float">
            <text:p>0</text:p>
          </table:table-cell>
          <table:table-cell table:style-name="ce1749" office:value-type="float" office:value="1" calcext:value-type="float">
            <text:p>1</text:p>
          </table:table-cell>
          <table:table-cell table:style-name="ce1842" office:value-type="float" office:value="9" calcext:value-type="float">
            <text:p>9</text:p>
          </table:table-cell>
          <table:table-cell table:style-name="ce1911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705" table:number-columns-repeated="241"/>
          <table:table-cell table:number-columns-repeated="768"/>
        </table:table-row>
        <table:table-row table:style-name="ro26">
          <table:table-cell/>
          <table:table-cell table:style-name="ce1749" office:value-type="string" calcext:value-type="string">
            <text:p>Parittya</text:p>
          </table:table-cell>
          <table:table-cell table:style-name="ce1749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22"/>
          <table:table-cell table:style-name="ce1839"/>
          <table:table-cell table:style-name="ce1797" office:value-type="string" calcext:value-type="string">
            <text:p>70m</text:p>
          </table:table-cell>
          <table:table-cell table:number-columns-repeated="2" table:style-name="ce1797" office:value-type="float" office:value="4" calcext:value-type="float">
            <text:p>4</text:p>
          </table:table-cell>
          <table:table-cell table:style-name="ce1749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911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Ramiera</text:p>
          </table:table-cell>
          <table:table-cell table:style-name="ce1747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1" calcext:value-type="float">
            <text:p>1</text:p>
          </table:table-cell>
          <table:table-cell table:style-name="ce1747" office:value-type="float" office:value="1" calcext:value-type="float">
            <text:p>1</text:p>
          </table:table-cell>
          <table:table-cell table:style-name="ce1843" office:value-type="float" office:value="6" calcext:value-type="float">
            <text:p>6</text:p>
          </table:table-cell>
          <table:table-cell table:style-name="ce1846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Slan csillag</text:p>
          </table:table-cell>
          <table:table-cell table:style-name="ce1747" office:value-type="string" calcext:value-type="string">
            <text:p>egykezes</text:p>
          </table:table-cell>
          <table:table-cell table:style-name="ce1800" office:value-type="float" office:value="-5" calcext:value-type="float">
            <text:p>-5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5m</text:p>
          </table:table-cell>
          <table:table-cell table:style-name="ce1800" office:value-type="float" office:value="12" calcext:value-type="float">
            <text:p>12</text:p>
          </table:table-cell>
          <table:table-cell table:style-name="ce1800" office:value-type="float" office:value="3" calcext:value-type="float">
            <text:p>3</text:p>
          </table:table-cell>
          <table:table-cell table:style-name="ce1747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6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2">
          <table:table-cell table:style-name="ce1726"/>
          <table:table-cell table:style-name="ce1750" office:value-type="string" calcext:value-type="string">
            <text:p>Tőr</text:p>
          </table:table-cell>
          <table:table-cell table:style-name="ce1750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5" table:number-columns-repeated="2"/>
          <table:table-cell table:style-name="ce1801" office:value-type="string" calcext:value-type="string">
            <text:p>10m</text:p>
          </table:table-cell>
          <table:table-cell table:style-name="ce1801" office:value-type="float" office:value="7" calcext:value-type="float">
            <text:p>7</text:p>
          </table:table-cell>
          <table:table-cell table:style-name="ce1801" office:value-type="float" office:value="2" calcext:value-type="float">
            <text:p>2</text:p>
          </table:table-cell>
          <table:table-cell table:style-name="ce1750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430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7">
          <table:table-cell table:style-name="ce1724" office:value-type="string" calcext:value-type="string">
            <text:p>Íjász lőfegyverek</text:p>
          </table:table-cell>
          <table:table-cell table:style-name="ce1745" office:value-type="string" calcext:value-type="string">
            <text:p>Rövid íj</text:p>
          </table:table-cell>
          <table:table-cell table:style-name="ce1745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string" calcext:value-type="string">
            <text:p>S</text:p>
          </table:table-cell>
          <table:table-cell table:style-name="ce1819" office:value-type="float" office:value="0" calcext:value-type="float">
            <text:p>0</text:p>
          </table:table-cell>
          <table:table-cell table:style-name="ce1828"/>
          <table:table-cell table:style-name="ce183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45" office:value-type="float" office:value="3" calcext:value-type="float">
            <text:p>3</text:p>
          </table:table-cell>
          <table:table-cell table:style-name="ce1841" office:value-type="float" office:value="5" calcext:value-type="float">
            <text:p>5</text:p>
          </table:table-cell>
          <table:table-cell table:style-name="ce1846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7">
          <table:table-cell/>
          <table:table-cell table:style-name="ce1747" office:value-type="string" calcext:value-type="string">
            <text:p>Hosszú íj</text:p>
          </table:table-cell>
          <table:table-cell table:style-name="ce1747" office:value-type="string" calcext:value-type="string">
            <text:p>kétkezes</text:p>
          </table:table-cell>
          <table:table-cell table:style-name="ce1800" office:value-type="float" office:value="3" calcext:value-type="float">
            <text:p>3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20m</text:p>
          </table:table-cell>
          <table:table-cell table:style-name="ce1800" office:value-type="float" office:value="6" calcext:value-type="float">
            <text:p>6</text:p>
          </table:table-cell>
          <table:table-cell table:style-name="ce1800" office:value-type="float" office:value="12" calcext:value-type="float">
            <text:p>12</text:p>
          </table:table-cell>
          <table:table-cell table:style-name="ce1747" office:value-type="float" office:value="3" calcext:value-type="float">
            <text:p>3</text:p>
          </table:table-cell>
          <table:table-cell table:style-name="ce1843" office:value-type="float" office:value="7" calcext:value-type="float">
            <text:p>7</text:p>
          </table:table-cell>
          <table:table-cell table:style-name="ce1846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5">Erőbónusz max: +3</text:span></text:p>
          </table:table-cell>
          <table:table-cell table:number-columns-repeated="1009"/>
        </table:table-row>
        <table:table-row table:style-name="ro27">
          <table:table-cell/>
          <table:table-cell table:style-name="ce1747" office:value-type="string" calcext:value-type="string">
            <text:p>Visszacsapó íj</text:p>
          </table:table-cell>
          <table:table-cell table:style-name="ce1747" office:value-type="string" calcext:value-type="string">
            <text:p>kétkezes</text:p>
          </table:table-cell>
          <table:table-cell table:style-name="ce1800" office:value-type="float" office:value="4" calcext:value-type="float">
            <text:p>4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3" calcext:value-type="float">
            <text:p>3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60m</text:p>
          </table:table-cell>
          <table:table-cell table:style-name="ce1800" office:value-type="float" office:value="6" calcext:value-type="float">
            <text:p>6</text:p>
          </table:table-cell>
          <table:table-cell table:style-name="ce1800" office:value-type="float" office:value="10" calcext:value-type="float">
            <text:p>10</text:p>
          </table:table-cell>
          <table:table-cell table:style-name="ce1747" office:value-type="float" office:value="3" calcext:value-type="float">
            <text:p>3</text:p>
          </table:table-cell>
          <table:table-cell table:style-name="ce1843" office:value-type="float" office:value="7" calcext:value-type="float">
            <text:p>7</text:p>
          </table:table-cell>
          <table:table-cell table:style-name="ce1846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65">Erőbónusz max: +4</text:span></text:p>
          </table:table-cell>
          <table:table-cell table:number-columns-repeated="1009"/>
        </table:table-row>
        <table:table-row table:style-name="ro25">
          <table:table-cell/>
          <table:table-cell table:style-name="ce1747" office:value-type="string" calcext:value-type="string">
            <text:p>Elf íj</text:p>
          </table:table-cell>
          <table:table-cell table:style-name="ce1747" office:value-type="string" calcext:value-type="string">
            <text:p>kétkezes</text:p>
          </table:table-cell>
          <table:table-cell table:style-name="ce1800" office:value-type="float" office:value="4" calcext:value-type="float">
            <text:p>4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20m</text:p>
          </table:table-cell>
          <table:table-cell table:style-name="ce1800" office:value-type="float" office:value="8" calcext:value-type="float">
            <text:p>8</text:p>
          </table:table-cell>
          <table:table-cell table:style-name="ce1800" office:value-type="float" office:value="13" calcext:value-type="float">
            <text:p>13</text:p>
          </table:table-cell>
          <table:table-cell table:style-name="ce1747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46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5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749" office:value-type="string" calcext:value-type="string">
            <text:p>Fúvócső, kicsi</text:p>
          </table:table-cell>
          <table:table-cell table:style-name="ce1749" office:value-type="string" calcext:value-type="string">
            <text:p>egykezes</text:p>
          </table:table-cell>
          <table:table-cell table:style-name="ce1797" office:value-type="string" calcext:value-type="string">
            <text:p>spec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22"/>
          <table:table-cell table:style-name="ce1839"/>
          <table:table-cell table:style-name="ce1797" office:value-type="string" calcext:value-type="string">
            <text:p>16m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8" calcext:value-type="float">
            <text:p>8</text:p>
          </table:table-cell>
          <table:table-cell table:style-name="ce1749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style-name="ce1911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30"/>
          <table:table-cell table:style-name="ce1749" office:value-type="string" calcext:value-type="string">
            <text:p>Fúvócső, vadász</text:p>
          </table:table-cell>
          <table:table-cell table:style-name="ce1749" office:value-type="string" calcext:value-type="string">
            <text:p>két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22" table:number-columns-repeated="2"/>
          <table:table-cell table:style-name="ce1797" office:value-type="string" calcext:value-type="string">
            <text:p>30m</text:p>
          </table:table-cell>
          <table:table-cell table:style-name="ce1797" office:value-type="float" office:value="5" calcext:value-type="float">
            <text:p>5</text:p>
          </table:table-cell>
          <table:table-cell table:style-name="ce1797" office:value-type="float" office:value="10" calcext:value-type="float">
            <text:p>10</text:p>
          </table:table-cell>
          <table:table-cell table:style-name="ce1749" office:value-type="float" office:value="1" calcext:value-type="float">
            <text:p>1</text:p>
          </table:table-cell>
          <table:table-cell table:style-name="ce1842" office:value-type="float" office:value="9" calcext:value-type="float">
            <text:p>9</text:p>
          </table:table-cell>
          <table:table-cell table:style-name="ce1911" office:value-type="string" calcext:value-type="string">
            <text:p>íjászat</text:p>
          </table:table-cell>
          <table:table-cell table:style-name="ce1950"/>
          <table:table-cell table:style-name="ce1705" table:number-columns-repeated="241"/>
          <table:table-cell table:number-columns-repeated="768"/>
        </table:table-row>
        <table:table-row table:style-name="ro2">
          <table:table-cell table:style-name="ce1724" office:value-type="string" calcext:value-type="string">
            <text:p>Lövész lőfegyverek</text:p>
          </table:table-cell>
          <table:table-cell table:style-name="ce1745" office:value-type="string" calcext:value-type="string">
            <text:p>Kézi nyílpuska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S</text:p>
          </table:table-cell>
          <table:table-cell table:style-name="ce1745" office:value-type="float" office:value="0" calcext:value-type="float">
            <text:p>0</text:p>
          </table:table-cell>
          <table:table-cell table:style-name="ce1820"/>
          <table:table-cell table:style-name="ce1836"/>
          <table:table-cell table:style-name="ce1796" office:value-type="string" calcext:value-type="string">
            <text:p>20m</text:p>
          </table:table-cell>
          <table:table-cell table:style-name="ce1745" office:value-type="float" office:value="8" calcext:value-type="float">
            <text:p>8</text:p>
          </table:table-cell>
          <table:table-cell table:style-name="ce1745" office:value-type="float" office:value="10" calcext:value-type="float">
            <text:p>10</text:p>
          </table:table-cell>
          <table:table-cell table:style-name="ce1745" office:value-type="float" office:value="3" calcext:value-type="float">
            <text:p>3</text:p>
          </table:table-cell>
          <table:table-cell table:style-name="ce1841" office:value-type="float" office:value="9" calcext:value-type="float">
            <text:p>9</text:p>
          </table:table-cell>
          <table:table-cell table:style-name="ce1846" office:value-type="string" calcext:value-type="string">
            <text:p>lövészet</text:p>
          </table:table-cell>
          <table:table-cell table:style-name="ce1941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6">
          <table:table-cell/>
          <table:table-cell table:style-name="ce1747" office:value-type="string" calcext:value-type="string">
            <text:p>Nyílpuska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6" calcext:value-type="float">
            <text:p>6</text:p>
          </table:table-cell>
          <table:table-cell table:style-name="ce1747" office:value-type="string" calcext:value-type="string">
            <text:p>S</text:p>
          </table:table-cell>
          <table:table-cell table:style-name="ce1800" office:value-type="float" office:value="8" calcext:value-type="float">
            <text:p>8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50m</text:p>
          </table:table-cell>
          <table:table-cell table:style-name="ce1747" office:value-type="float" office:value="4" calcext:value-type="float">
            <text:p>4</text:p>
          </table:table-cell>
          <table:table-cell table:style-name="ce1747" office:value-type="float" office:value="16" calcext:value-type="float">
            <text:p>16</text:p>
          </table:table-cell>
          <table:table-cell table:style-name="ce1747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6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Nehéz nyílpuska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14" calcext:value-type="float">
            <text:p>14</text:p>
          </table:table-cell>
          <table:table-cell table:style-name="ce1747" office:value-type="string" calcext:value-type="string">
            <text:p>S</text:p>
          </table:table-cell>
          <table:table-cell table:style-name="ce1800" office:value-type="float" office:value="15" calcext:value-type="float">
            <text:p>15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80m</text:p>
          </table:table-cell>
          <table:table-cell table:style-name="ce1747" office:value-type="float" office:value="1" calcext:value-type="float">
            <text:p>1</text:p>
          </table:table-cell>
          <table:table-cell table:style-name="ce1747" office:value-type="float" office:value="16" calcext:value-type="float">
            <text:p>16</text:p>
          </table:table-cell>
          <table:table-cell table:style-name="ce1747" office:value-type="float" office:value="4" calcext:value-type="float">
            <text:p>4</text:p>
          </table:table-cell>
          <table:table-cell table:style-name="ce1843" office:value-type="float" office:value="15" calcext:value-type="float">
            <text:p>15</text:p>
          </table:table-cell>
          <table:table-cell table:style-name="ce1846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6">
          <table:table-cell/>
          <table:table-cell table:style-name="ce1747" office:value-type="string" calcext:value-type="string">
            <text:p>Shadoni páncéltörő</text:p>
          </table:table-cell>
          <table:table-cell table:style-name="ce1747" office:value-type="string" calcext:value-type="string">
            <text:p>kétkezes</text:p>
          </table:table-cell>
          <table:table-cell table:style-name="ce1747" office:value-type="float" office:value="20" calcext:value-type="float">
            <text:p>20</text:p>
          </table:table-cell>
          <table:table-cell table:style-name="ce1747" office:value-type="string" calcext:value-type="string">
            <text:p>Z</text:p>
          </table:table-cell>
          <table:table-cell table:style-name="ce1800" office:value-type="float" office:value="20" calcext:value-type="float">
            <text:p>2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120m</text:p>
          </table:table-cell>
          <table:table-cell table:number-columns-repeated="2" table:style-name="ce1747" office:value-type="float" office:value="0" calcext:value-type="float">
            <text:p>0</text:p>
          </table:table-cell>
          <table:table-cell table:style-name="ce1747" office:value-type="float" office:value="4" calcext:value-type="float">
            <text:p>4</text:p>
          </table:table-cell>
          <table:table-cell table:style-name="ce1843" office:value-type="string" calcext:value-type="string">
            <text:p>-</text:p>
          </table:table-cell>
          <table:table-cell table:style-name="ce1846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747" office:value-type="string" calcext:value-type="string">
            <text:p>Kharei nyílpuska</text:p>
          </table:table-cell>
          <table:table-cell table:style-name="ce1747" office:value-type="string" calcext:value-type="string">
            <text:p>egykezes</text:p>
          </table:table-cell>
          <table:table-cell table:style-name="ce1747" office:value-type="float" office:value="3" calcext:value-type="float">
            <text:p>3</text:p>
          </table:table-cell>
          <table:table-cell table:style-name="ce1747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823"/>
          <table:table-cell table:style-name="ce1836"/>
          <table:table-cell table:style-name="ce1800" office:value-type="string" calcext:value-type="string">
            <text:p>50m</text:p>
          </table:table-cell>
          <table:table-cell table:style-name="ce1747" office:value-type="float" office:value="5" calcext:value-type="float">
            <text:p>5</text:p>
          </table:table-cell>
          <table:table-cell table:style-name="ce1747" office:value-type="float" office:value="14" calcext:value-type="float">
            <text:p>14</text:p>
          </table:table-cell>
          <table:table-cell table:style-name="ce1747" office:value-type="float" office:value="4" calcext:value-type="float">
            <text:p>4</text:p>
          </table:table-cell>
          <table:table-cell table:style-name="ce1843" office:value-type="float" office:value="5" calcext:value-type="float">
            <text:p>5</text:p>
          </table:table-cell>
          <table:table-cell table:style-name="ce1846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6">
          <table:table-cell table:style-name="ce1726"/>
          <table:table-cell table:style-name="ce1750" office:value-type="string" calcext:value-type="string">
            <text:p>Aquir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string" calcext:value-type="string">
            <text:p>halál / +6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20" calcext:value-type="float">
            <text:p>20</text:p>
          </table:table-cell>
          <table:table-cell table:style-name="ce1825" table:number-columns-repeated="2"/>
          <table:table-cell table:style-name="ce1801" office:value-type="string" calcext:value-type="string">
            <text:p>5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6" calcext:value-type="float">
            <text:p>16</text:p>
          </table:table-cell>
          <table:table-cell table:style-name="ce1750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66">* Halálos hatása csak aquir kézben érvényesül</text:span></text:p>
            <text:p><text:span text:style-name="T66">** Páncéltörő</text:span></text:p>
          </table:table-cell>
          <table:table-cell table:style-name="ce1953"/>
          <table:table-cell table:style-name="ce430" table:number-columns-repeated="240"/>
          <table:table-cell table:number-columns-repeated="768"/>
        </table:table-row>
        <table:table-row table:style-name="ro2">
          <table:table-cell table:style-name="ce1723"/>
          <table:table-cell table:number-columns-repeated="12"/>
          <table:table-cell table:style-name="ce640"/>
          <table:table-cell table:number-columns-repeated="1010"/>
        </table:table-row>
        <table:table-row table:style-name="ro2">
          <table:table-cell table:number-columns-repeated="13"/>
          <table:table-cell table:style-name="ce640"/>
          <table:table-cell table:number-columns-repeated="1010"/>
        </table:table-row>
        <table:table-row table:style-name="ro2">
          <table:table-cell table:number-columns-repeated="2"/>
          <table:table-cell table:style-name="ce1763"/>
          <table:table-cell table:number-columns-repeated="10"/>
          <table:table-cell table:style-name="ce640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5"/>
          <table:covered-table-cell table:style-name="ce1421"/>
          <table:covered-table-cell table:style-name="ce1725"/>
          <table:covered-table-cell table:style-name="ce1421"/>
          <table:table-cell table:style-name="ce67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5"/>
          <table:table-cell table:style-name="ce1413"/>
          <table:table-cell table:style-name="ce1725"/>
          <table:table-cell table:style-name="ce1413"/>
          <table:table-cell table:style-name="ce67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1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7">➖➖ </text:span><text:span text:style-name="T68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0" table:content-validation-name="val201" office:value-type="string" calcext:value-type="string">
            <text:p><text:span text:style-name="T108"><text:a xlink:href="https://github.com/kaktusztea/km100/blob/master/md/kepzettsegek.szekunder/szakma.md" xlink:type="simple">Szakma</text:a></text:span><text:span text:style-name="T10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106"> </text:span><text:span text:style-name="T107">➖➖</text:span>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0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1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08"><text:a xlink:href="https://github.com/kaktusztea/km100/blob/master/md/kepzettsegek.primer.misztikus/osi_nyelv_ismerete.md" xlink:type="simple">Ősi nyelv ismerete</text:a></text:span><text:span text:style-name="T10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7">➖➖ </text:span><text:span text:style-name="T68">Anyag szféra </text:span><text:span text:style-name="T83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48"/>
        <table:table-column table:style-name="co68" table:default-cell-style-name="ce2057"/>
        <table:table-column table:style-name="co69" table:default-cell-style-name="ce2065"/>
        <table:table-column table:style-name="co70" table:default-cell-style-name="ce2048"/>
        <table:table-column table:style-name="co71" table:default-cell-style-name="ce2074"/>
        <table:table-column table:style-name="co72" table:default-cell-style-name="ce2048"/>
        <table:table-column table:style-name="co73" table:default-cell-style-name="ce2048"/>
        <table:table-column table:style-name="co74" table:default-cell-style-name="ce2048"/>
        <table:table-column table:style-name="co75" table:default-cell-style-name="ce2091"/>
        <table:table-column table:style-name="co76" table:default-cell-style-name="ce2048"/>
        <table:table-column table:style-name="co77" table:default-cell-style-name="ce2048"/>
        <table:table-column table:style-name="co78" table:default-cell-style-name="Default"/>
        <table:table-column table:style-name="co79" table:default-cell-style-name="ce2048"/>
        <table:table-column table:style-name="co80" table:default-cell-style-name="ce2048"/>
        <table:table-column table:style-name="co7" table:default-cell-style-name="ce2048"/>
        <table:table-column table:style-name="co81" table:default-cell-style-name="Default"/>
        <table:table-row table:style-name="ro3">
          <table:table-cell table:style-name="ce20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6"/>
          <table:covered-table-cell table:style-name="ce2064"/>
          <table:covered-table-cell table:style-name="ce2071"/>
          <table:covered-table-cell table:style-name="ce2072"/>
          <table:covered-table-cell table:number-columns-repeated="3" table:style-name="ce2071"/>
          <table:covered-table-cell table:style-name="ce2090"/>
          <table:covered-table-cell table:number-columns-repeated="2" table:style-name="ce2071"/>
          <table:covered-table-cell/>
          <table:covered-table-cell table:style-name="ce2071"/>
          <table:covered-table-cell table:number-columns-repeated="3"/>
        </table:table-row>
        <table:table-row table:style-name="ro2">
          <table:table-cell table:number-columns-repeated="4"/>
          <table:table-cell table:style-name="ce2072"/>
          <table:table-cell table:style-name="ce2071"/>
          <table:table-cell table:number-columns-repeated="10"/>
        </table:table-row>
        <table:table-row table:style-name="ro2">
          <table:table-cell table:style-name="ce2049" office:value-type="string" calcext:value-type="string">
            <text:p>Általános fortélyok</text:p>
          </table:table-cell>
          <table:table-cell table:style-name="ce2058" office:value-type="string" calcext:value-type="string">
            <text:p>Max fok</text:p>
          </table:table-cell>
          <table:table-cell table:style-name="ce2058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2071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49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49" office:value-type="string" calcext:value-type="string">
            <text:p>Varázslási módszerek</text:p>
          </table:table-cell>
          <table:table-cell table:style-name="ce2048"/>
        </table:table-row>
        <table:table-row table:style-name="ro2">
          <table:table-cell table:style-name="ce2050"/>
          <table:table-cell table:style-name="ce2059"/>
          <table:table-cell table:style-name="ce2066"/>
          <table:table-cell/>
          <table:table-cell table:style-name="Default"/>
          <table:table-cell table:style-name="ce2071"/>
          <table:table-cell/>
          <table:table-cell table:style-name="ce2050"/>
          <table:table-cell table:style-name="ce2048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48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1"/>
          <table:table-cell/>
          <table:table-cell table:style-name="ce205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8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67">➖➖➖ </text:span><text:span text:style-name="T119">Származás </text:span><text:span text:style-name="T120">➖➖➖</text:span></text:p>
          </table:table-cell>
          <table:table-cell/>
          <table:table-cell table:style-name="ce2074" office:value-type="string" calcext:value-type="string">
            <text:p><text:span text:style-name="T67">➖➖➖ Godoni nyelvek ➖➖➖</text:span></text:p>
          </table:table-cell>
          <table:table-cell/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1"/>
          <table:table-cell/>
          <table:table-cell table:style-name="ce205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8" office:value-type="string" calcext:value-type="string">
            <text:p>Bajnok</text:p>
          </table:table-cell>
          <table:table-cell table:style-name="ce2054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span text:style-name="T108"><text:a xlink:href="https://github.com/kaktusztea/km100/blob/master/md/fortelyok.kiemelt/nyelvismeret.md" xlink:type="simple">Nyelvismeret</text:a></text:span><text:span text:style-name="T108"> 🔁</text:span></text:p>
          </table:table-cell>
          <table:table-cell table:style-name="ce2071"/>
          <table:table-cell/>
          <table:table-cell table:style-name="ce205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8" office:value-type="string" calcext:value-type="string">
            <text:p>Bukott</text:p>
          </table:table-cell>
          <table:table-cell table:style-name="ce2054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8" office:value-type="string" calcext:value-type="string">
            <text:p>Gyerekgyilkos</text:p>
          </table:table-cell>
          <table:table-cell table:style-name="ce2054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76" office:value-type="string" calcext:value-type="string">
            <text:p>Kiterjeszti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8" office:value-type="string" calcext:value-type="string">
            <text:p>Gyilkos</text:p>
          </table:table-cell>
          <table:table-cell table:style-name="ce2054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2050"/>
          <table:table-cell table:style-name="ce2077"/>
          <table:table-cell/>
          <table:table-cell table:style-name="ce205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8" office:value-type="string" calcext:value-type="string">
            <text:p>Hírhedt</text:p>
          </table:table-cell>
          <table:table-cell table:style-name="ce2054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67"/>
          <table:table-cell/>
          <table:table-cell table:style-name="ce205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8" office:value-type="string" calcext:value-type="string">
            <text:p><text:span text:style-name="T115">🟩</text:span> Befolyásolás, Emberismeret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8" office:value-type="string" calcext:value-type="string">
            <text:p>Hős</text:p>
          </table:table-cell>
          <table:table-cell table:style-name="ce2054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5">
          <table:table-cell table:style-name="ce2052" office:value-type="string" calcext:value-type="string">
            <text:p>➖➖➖ Általános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8" office:value-type="string" calcext:value-type="string">
            <text:p><text:span text:style-name="T116">🟥</text:span> Kvantikum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8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67">➖➖➖ Jellem, fóbiák, hobbik</text:span><text:span text:style-name="T119"> </text:span><text:span text:style-name="T120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8" office:value-type="string" calcext:value-type="string">
            <text:p><text:span text:style-name="T111">🟩</text:span><text:span text:style-name="T117"> </text:span>Befolyásolás, Emberismeret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8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8" office:value-type="string" calcext:value-type="string">
            <text:p><text:span text:style-name="T111">🟩</text:span><text:span text:style-name="T117"> </text:span>Előadóművészet, Művészetismeret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8" office:value-type="string" calcext:value-type="string">
            <text:p>Érzékenység Tulajdonságodat segíti ízlelés esetén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8" office:value-type="string" calcext:value-type="string">
            <text:p>Érzékenység Tulajdonságodat segíti tapintás esetén</text:p>
          </table:table-cell>
          <table:table-cell/>
          <table:table-cell table:style-name="ce205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8" office:value-type="string" calcext:value-type="string">
            <text:p><text:span text:style-name="T111">🟩 </text:span>Művészetismeret;  <text:span text:style-name="T112">🟥 </text:span><text:span text:style-name="T117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4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8" office:value-type="string" calcext:value-type="string">
            <text:p><text:span text:style-name="T111">🟩 </text:span>Befolyásolás, Emberismeret, Nyomozás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8" office:value-type="string" calcext:value-type="string">
            <text:p><text:span text:style-name="T111">🟩</text:span><text:span text:style-name="T117">Lexikum, </text:span>Nyomozás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28">
          <table:table-cell table:style-name="ce89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111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8" office:value-type="string" calcext:value-type="string">
            <text:p><text:span text:style-name="T111">🟩</text:span><text:span text:style-name="T117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54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9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7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67"/>
          <table:table-cell/>
          <table:table-cell table:style-name="ce89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8" office:value-type="string" calcext:value-type="string">
            <text:p><text:span text:style-name="T111">🟩</text:span><text:span text:style-name="T117"> </text:span>Lexikum, Nyomozás, Szakma: hivatalnok</text:p>
          </table:table-cell>
          <table:table-cell table:number-columns-repeated="2"/>
          <table:table-cell table:style-name="Default"/>
          <table:table-cell table:style-name="ce2054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8" office:value-type="string" calcext:value-type="string">
            <text:p><text:span text:style-name="T111">🟩</text:span><text:span text:style-name="T117"> </text:span>Művészetismeret;  <text:span text:style-name="T112">🟥 </text:span><text:span text:style-name="T117">Képzőművészet</text:span></text:p>
          </table:table-cell>
          <table:table-cell/>
          <table:table-cell table:style-name="ce2054" office:value-type="string" calcext:value-type="string">
            <text:p>toroni</text:p>
          </table:table-cell>
          <table:table-cell table:style-name="Default"/>
          <table:table-cell table:style-name="ce2054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1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Észlelés, Természetjárás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8" office:value-type="string" calcext:value-type="string">
            <text:p><text:span text:style-name="T117">🟩 Nyomozás;  🟩Emberismeret</text:span></text:p>
          </table:table-cell>
          <table:table-cell/>
          <table:table-cell table:style-name="ce2054" office:value-type="string" calcext:value-type="string">
            <text:p>pyarroni</text:p>
          </table:table-cell>
          <table:table-cell table:style-name="Default"/>
          <table:table-cell table:style-name="ce2054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4" office:value-type="string" calcext:value-type="string">
            <text:p>shadoni</text:p>
          </table:table-cell>
          <table:table-cell table:style-name="Default"/>
          <table:table-cell table:style-name="ce2054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8" office:value-type="string" calcext:value-type="string">
            <text:p><text:span text:style-name="T111">🟩</text:span><text:span text:style-name="T117"> </text:span>Idomítás;  <text:span text:style-name="T112">🟥 </text:span>Lovaglás, Léglovaglás</text:p>
          </table:table-cell>
          <table:table-cell/>
          <table:table-cell table:style-name="ce2054" office:value-type="string" calcext:value-type="string">
            <text:p>gorviki</text:p>
          </table:table-cell>
          <table:table-cell table:style-name="ce2077"/>
          <table:table-cell table:style-name="ce2054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8" office:value-type="string" calcext:value-type="string">
            <text:p><text:span text:style-name="T111">🟩</text:span><text:span text:style-name="T117"> </text:span>Hadászat</text:p>
          </table:table-cell>
          <table:table-cell/>
          <table:table-cell table:style-name="ce2054" office:value-type="string" calcext:value-type="string">
            <text:p>kráni</text:p>
          </table:table-cell>
          <table:table-cell/>
          <table:table-cell table:style-name="ce2054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1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Természetjárás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8" office:value-type="string" calcext:value-type="string">
            <text:p><text:span text:style-name="T111">🟩 </text:span>Befolyásolás, Emberismeret</text:p>
          </table:table-cell>
          <table:table-cell/>
          <table:table-cell table:style-name="ce2054" office:value-type="string" calcext:value-type="string">
            <text:p>ibarai</text:p>
          </table:table-cell>
          <table:table-cell table:style-name="ce2079"/>
          <table:table-cell table:style-name="ce2054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8" office:value-type="string" calcext:value-type="string">
            <text:p><text:span text:style-name="T111">🟩 </text:span><text:span text:style-name="T117">Kvantikum, </text:span>Nyomozás, Szakma: hivatalnok</text:p>
          </table:table-cell>
          <table:table-cell/>
          <table:table-cell table:style-name="ce2054" office:value-type="string" calcext:value-type="string">
            <text:p>törpe</text:p>
          </table:table-cell>
          <table:table-cell table:style-name="ce2079"/>
          <table:table-cell table:style-name="ce2054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8" office:value-type="string" calcext:value-type="string">
            <text:p><text:span text:style-name="T111">🟩 </text:span><text:span text:style-name="T117">Kvantikum, </text:span>Nyomozás</text:p>
          </table:table-cell>
          <table:table-cell/>
          <table:table-cell table:style-name="ce2054" office:value-type="string" calcext:value-type="string">
            <text:p>erv</text:p>
          </table:table-cell>
          <table:table-cell table:style-name="ce2079"/>
          <table:table-cell table:style-name="ce2054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8" office:value-type="string" calcext:value-type="string">
            <text:p><text:span text:style-name="T111">🟩 </text:span>Lexikum, Hadászat</text:p>
          </table:table-cell>
          <table:table-cell/>
          <table:table-cell table:style-name="ce2054" office:value-type="string" calcext:value-type="string">
            <text:p>elf</text:p>
          </table:table-cell>
          <table:table-cell table:style-name="ce2079"/>
          <table:table-cell table:style-name="ce2054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6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8" office:value-type="string" calcext:value-type="string">
            <text:p><text:span text:style-name="T111">🟩 </text:span>Előadóművészet, Művészetismeret</text:p>
          </table:table-cell>
          <table:table-cell/>
          <table:table-cell table:style-name="Default"/>
          <table:table-cell table:style-name="ce2079"/>
          <table:table-cell table:style-name="ce2054" office:value-type="string" calcext:value-type="string">
            <text:p>Megbízható</text:p>
          </table:table-cell>
          <table:table-cell/>
          <table:table-cell table:style-name="ce2048" office:value-type="string" calcext:value-type="string">
            <text:p><text:span text:style-name="T67">➖➖➖ Faj nyelvek ➖➖➖ </text:span>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8" office:value-type="string" calcext:value-type="string">
            <text:p><text:span text:style-name="T111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Default"/>
          <table:table-cell table:style-name="ce2079"/>
          <table:table-cell table:style-name="ce2054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8" office:value-type="string" calcext:value-type="string">
            <text:p><text:span text:style-name="T111">🟩 </text:span>Befolyásolás, Emberismeret</text:p>
          </table:table-cell>
          <table:table-cell/>
          <table:table-cell table:style-name="Default"/>
          <table:table-cell table:style-name="ce2079"/>
          <table:table-cell table:style-name="ce2054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8" office:value-type="string" calcext:value-type="string">
            <text:p><text:span text:style-name="T111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54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8" office:value-type="string" calcext:value-type="string">
            <text:p><text:span text:style-name="T111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54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1"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8" office:value-type="string" calcext:value-type="string">
            <text:p><text:span text:style-name="T11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8" office:value-type="string" calcext:value-type="string">
            <text:p><text:span text:style-name="T11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7">➖➖➖ Tudományos ➖➖➖</text:span>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6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2">🟥 </text:span><text:span text:style-name="T113">Lexikum, </text:span>Nyomozás, Nekromancia arkánum</text:p>
          </table:table-cell>
          <table:table-cell/>
          <table:table-cell table:style-name="ce2054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1" office:value-type="float" office:value="2" calcext:value-type="float">
            <text:p>2</text:p>
          </table:table-cell>
          <table:table-cell office:value-type="string" calcext:value-type="string">
            <text:p><text:span text:style-name="T112">🟥 </text:span><text:span text:style-name="T113">Kvantikum;  </text:span><text:span text:style-name="T114">🟩</text:span><text:span text:style-name="T113"> </text:span>Nyomozás, Művészetismeret</text:p>
          </table:table-cell>
          <table:table-cell/>
          <table:table-cell table:style-name="ce2054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4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Tériszonyos</text:p>
          </table:table-cell>
          <table:table-cell/>
          <table:table-cell table:style-name="ce2048" office:value-type="string" calcext:value-type="string">
            <text:p><text:span text:style-name="T67">➖➖➖ Kyr nyelvek ➖➖➖ </text:span></text:p>
          </table:table-cell>
          <table:table-cell table:number-columns-repeated="4"/>
        </table:table-row>
        <table:table-row table:style-name="ro28">
          <table:table-cell table:style-name="ce89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1" office:value-type="float" office:value="2" calcext:value-type="float">
            <text:p>2</text:p>
          </table:table-cell>
          <table:table-cell table:style-name="ce2069" office:value-type="string" calcext:value-type="string">
            <text:p><text:span text:style-name="T112">🟥 </text:span>Kvantikum, Csapdaállítás, Szakma: <text:span text:style-name="T36">Fegyverkovács, Páncélkovács</text:span></text:p>
          </table:table-cell>
          <table:table-cell/>
          <table:table-cell table:style-name="ce2054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8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99" office:value-type="string" calcext:value-type="string">
            <text:p><text:span text:style-name="T109"><text:a xlink:href="https://github.com/kaktusztea/km100/blob/master/md/fortelyok.altalanos/osi_kulturkor.md" xlink:type="simple">Ősi kultúrkör</text:a></text:span><text:span text:style-name="T109"> </text:span><text:span text:style-name="T110">🔁</text:span></text:p>
          </table:table-cell>
          <table:table-cell table:style-name="ce2061"/>
          <table:table-cell office:value-type="string" calcext:value-type="string">
            <text:p><text:span text:style-name="T112">🟥 </text:span>Lexikum, ⭕TODO⭕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8" office:value-type="string" calcext:value-type="string">
            <text:p><text:span text:style-name="T111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5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1" office:value-type="float" office:value="2" calcext:value-type="float">
            <text:p>2</text:p>
          </table:table-cell>
          <table:table-cell office:value-type="string" calcext:value-type="string">
            <text:p><text:span text:style-name="T112">🟥 </text:span>Lexikum</text:p>
          </table:table-cell>
          <table:table-cell/>
          <table:table-cell table:style-name="ce89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8" office:value-type="string" calcext:value-type="string">
            <text:p><text:span text:style-name="T112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67">➖➖➖ </text:span><text:span text:style-name="T119">Küllem, fizikum </text:span><text:span text:style-name="T120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2" office:value-type="string" calcext:value-type="string">
            <text:p>➖➖➖ Befolyástól véd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8" office:value-type="string" calcext:value-type="string">
            <text:p><text:span text:style-name="T112">🟥 </text:span>Etiket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8" office:value-type="string" calcext:value-type="string">
            <text:p><text:span text:style-name="T111">🟩 </text:span><text:span text:style-name="T117">Kvantikum, </text:span>Nyomozás, Hajózás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99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8" office:value-type="string" calcext:value-type="string">
            <text:p><text:span text:style-name="T111">🟩 </text:span><text:span text:style-name="T117">Nyomozás;   </text:span><text:span text:style-name="T118">🟥 </text:span><text:span text:style-name="T117">Városi jártasság, Etikett</text:span>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Divatos</text:p>
          </table:table-cell>
          <table:table-cell/>
          <table:table-cell table:style-name="ce2048" office:value-type="string" calcext:value-type="string">
            <text:p><text:span text:style-name="T67">➖➖➖ Speciális nyelvek 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9"/>
          <table:table-cell table:style-name="ce2070"/>
          <table:table-cell/>
          <table:table-cell table:style-name="ce89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Jóképű</text:p>
          </table:table-cell>
          <table:table-cell/>
          <table:table-cell table:style-name="ce20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9"/>
          <table:table-cell table:style-name="ce2070"/>
          <table:table-cell table:style-name="Default"/>
          <table:table-cell table:style-name="ce89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Kövér</text:p>
          </table:table-cell>
          <table:table-cell/>
          <table:table-cell table:style-name="ce20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9"/>
          <table:table-cell table:style-name="ce2070"/>
          <table:table-cell/>
          <table:table-cell table:style-name="ce89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Magas</text:p>
          </table:table-cell>
          <table:table-cell/>
          <table:table-cell table:style-name="ce2048"/>
          <table:table-cell table:style-name="ce2091"/>
          <table:table-cell table:number-columns-repeated="3"/>
        </table:table-row>
        <table:table-row table:style-name="ro1">
          <table:table-cell table:style-name="ce2049" office:value-type="string" calcext:value-type="string">
            <text:p>Harci fortélyok</text:p>
          </table:table-cell>
          <table:table-cell table:style-name="ce749"/>
          <table:table-cell table:style-name="ce2070"/>
          <table:table-cell/>
          <table:table-cell table:style-name="ce89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8" office:value-type="string" calcext:value-type="string">
            <text:p><text:span text:style-name="T117">🟥 </text:span>Előadóművészet</text:p>
          </table:table-cell>
          <table:table-cell/>
          <table:table-cell table:style-name="Default" table:number-columns-repeated="2"/>
          <table:table-cell table:style-name="ce205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5" office:value-type="string" calcext:value-type="string">
            <text:p><text:span text:style-name="T84">➖➖ Kiemelt</text:span><text:span text:style-name="T106"> </text:span><text:span text:style-name="T107">➖➖</text:span></text:p>
          </table:table-cell>
          <table:table-cell/>
          <table:table-cell table:style-name="ce2070"/>
          <table:table-cell table:style-name="Default"/>
          <table:table-cell table:style-name="ce89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8" office:value-type="string" calcext:value-type="string">
            <text:p><text:span text:style-name="T117">🟥 </text:span>Előadóművészet</text:p>
          </table:table-cell>
          <table:table-cell table:style-name="Default" table:number-columns-repeated="3"/>
          <table:table-cell table:style-name="ce205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70"/>
          <table:table-cell table:style-name="Default"/>
          <table:table-cell table:style-name="ce2075" table:formula="of:=COUNTA([.E12:.E53])" office:value-type="float" office:value="42" calcext:value-type="float">
            <text:p>42</text:p>
          </table:table-cell>
          <table:table-cell table:style-name="ce2078"/>
          <table:table-cell table:style-name="Default" table:number-columns-repeated="3"/>
          <table:table-cell table:style-name="ce205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5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5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54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89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67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6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1" office:value-type="float" office:value="2" calcext:value-type="float">
            <text:p>2</text:p>
          </table:table-cell>
          <table:table-cell table:style-name="ce207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07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07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2" office:value-type="float" office:value="3" calcext:value-type="float">
            <text:p>3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1" office:value-type="float" office:value="2" calcext:value-type="float">
            <text:p>2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49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span text:style-name="T84">➖➖ Harci mágia</text:span><text:span text:style-name="T106"> </text:span><text:span text:style-name="T107">➖➖</text:span></text:p>
          </table:table-cell>
          <table:table-cell table:style-name="ce2048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span text:style-name="T84">➖➖ Misztikus képességek</text:span><text:span text:style-name="T106"> </text:span><text:span text:style-name="T10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span text:style-name="T84">➖➖ Lényismeretek</text:span><text:span text:style-name="T106"> </text:span><text:span text:style-name="T10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9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714"/>
        <table:table-column table:style-name="co83" table:default-cell-style-name="ce714"/>
        <table:table-column table:style-name="co37" table:number-columns-repeated="254" table:default-cell-style-name="ce714"/>
        <table:table-column table:style-name="co14" table:number-columns-repeated="768" table:default-cell-style-name="ce714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3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6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29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3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0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3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405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67">* Új fortély: Ősi kultkúrkör </text:span><text:span text:style-name="T110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67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121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4</text:p>
          </table:table-cell>
        </table:table-row>
        <table:table-row table:style-name="ro2">
          <table:table-cell table:style-name="ce2097" office:value-type="string" calcext:value-type="string">
            <text:p>* Fülek átnevezése, színezése</text:p>
          </table:table-cell>
        </table:table-row>
        <table:table-row table:style-name="ro2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3</text:p>
          </table:table-cell>
        </table:table-row>
        <table:table-row table:style-name="ro2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32">
          <table:table-cell table:style-name="ce2096" office:value-type="string" calcext:value-type="string">
            <text:p>V8.2.2</text:p>
          </table:table-cell>
        </table:table-row>
        <table:table-row table:style-name="ro2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97" office:value-type="string" calcext:value-type="string">
            <text:p>* Kétkezes harc táblázat</text:p>
          </table:table-cell>
        </table:table-row>
        <table:table-row table:style-name="ro2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1.1</text:p>
          </table:table-cell>
        </table:table-row>
        <table:table-row table:style-name="ro2">
          <table:table-cell table:style-name="ce2097" office:value-type="string" calcext:value-type="string">
            <text:p>* Max szint: 21</text:p>
          </table:table-cell>
        </table:table-row>
        <table:table-row table:style-name="ro2">
          <table:table-cell table:style-name="ce2097" office:value-type="string" calcext:value-type="string">
            <text:p>* KP Alap: 150</text:p>
          </table:table-cell>
        </table:table-row>
        <table:table-row table:style-name="ro2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097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2</text:p>
          </table:table-cell>
        </table:table-row>
        <table:table-row table:style-name="ro2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.1</text:p>
          </table:table-cell>
        </table:table-row>
        <table:table-row table:style-name="ro2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32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:</text:span><text:span text:style-name="T47"> Tartós sérülés: +10-50 KP (kézzel beírandó, hozzáadódik a max KP-khoz)</text:span></text:p>
          </table:table-cell>
        </table:table-row>
        <table:table-row table:style-name="ro32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Kiegészítő KP / Szint: (</text:span><text:span text:style-name="T122">20</text:span><text:span text:style-name="T47">+Emlékezet)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1 HM = 4 KP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Érzékek KP értéke változott! Összevonásra kerültek.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Vakság: 45KP, Süketség: 35 KP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Mágikus célzás: új harcmodor (Ostromlövészet átment a tartalék oldalra)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Új]</text:span>: Erőbónusz beszámít: (Erő/2) <text:span text:style-name="T123">→ </text:span><text:span text:style-name="T124">lefelé</text:span><text:span text:style-name="T123"> kerekítve</text:span>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123">→</text:span> A harci és misztikus képzettségek szintje legfeljebb (szint+3) lehet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123">→</text:span> A többi képzettség értéke pedig legfeljebb (szint+8) lehet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2">
          <table:table-cell table:style-name="ce2099" office:value-type="string" calcext:value-type="string">
            <text:p>* <text:span text:style-name="T17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64"> </text:span><text:span text:style-name="T125">→</text:span><text:span text:style-name="T64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64">  </text:span><text:span text:style-name="T125">→</text:span><text:span text:style-name="T64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64">  </text:span><text:span text:style-name="T125">→</text:span><text:span text:style-name="T64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64">  </text:span><text:span text:style-name="T125">→</text:span><text:span text:style-name="T64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33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48"/>
        <table:table-column table:style-name="co113" table:default-cell-style-name="ce1610"/>
        <table:table-column table:style-name="co114" table:default-cell-style-name="ce2048"/>
        <table:table-column table:style-name="co115" table:default-cell-style-name="ce2048"/>
        <table:table-column table:style-name="co114" table:default-cell-style-name="ce2048"/>
        <table:table-column table:style-name="co116" table:default-cell-style-name="ce2048"/>
        <table:table-column table:style-name="co117" table:default-cell-style-name="ce2048"/>
        <table:table-column table:style-name="co118" table:default-cell-style-name="ce2048"/>
        <table:table-column table:style-name="co119" table:default-cell-style-name="ce2048"/>
        <table:table-column table:style-name="co120" table:default-cell-style-name="ce2048"/>
        <table:table-column table:style-name="co121" table:default-cell-style-name="ce2048"/>
        <table:table-column table:style-name="co81" table:default-cell-style-name="ce2048"/>
        <table:table-column table:style-name="co122" table:default-cell-style-name="ce2048"/>
        <table:table-column table:style-name="co123" table:default-cell-style-name="ce2048"/>
        <table:table-column table:style-name="co124" table:default-cell-style-name="ce2048"/>
        <table:table-column table:style-name="co125" table:default-cell-style-name="ce2048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9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0"/>
          <table:covered-table-cell table:style-name="ce2228"/>
          <table:covered-table-cell table:number-columns-repeated="6" table:style-name="ce2220"/>
          <table:covered-table-cell table:number-columns-repeated="3" table:style-name="ce2253"/>
          <table:covered-table-cell table:style-name="ce222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0"/>
          <table:table-cell table:style-name="ce2228"/>
          <table:table-cell table:style-name="ce2220" table:number-columns-repeated="6"/>
          <table:table-cell table:style-name="ce2253" table:number-columns-repeated="3"/>
          <table:table-cell table:style-name="ce222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9" office:value-type="string" calcext:value-type="string">
            <text:p>Szint</text:p>
          </table:table-cell>
          <table:table-cell table:style-name="ce2239" office:value-type="string" calcext:value-type="string" table:number-columns-spanned="2" table:number-rows-spanned="1">
            <text:p>KP</text:p>
          </table:table-cell>
          <table:covered-table-cell table:style-name="ce22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21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3"/>
          <table:table-cell table:number-columns-repeated="235"/>
        </table:table-row>
        <table:table-row table:style-name="ro4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8" table:number-columns-repeated="3"/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828"/>
          <table:table-cell table:style-name="ce230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7" table:content-validation-name="val205" office:value-type="string" calcext:value-type="string">
            <text:p>Fok</text:p>
          </table:table-cell>
          <table:table-cell table:style-name="ce2217" table:content-validation-name="val205" office:value-type="string" calcext:value-type="string">
            <text:p>Bónusz</text:p>
          </table:table-cell>
          <table:table-cell table:style-name="ce91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918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918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8" table:content-validation-name="val5"/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8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3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57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57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8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57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8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57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8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8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28" table:content-validation-name="val5"/>
          <table:table-cell table:style-name="ce22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7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7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8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/>
          <table:table-cell table:style-name="ce2210" table:content-validation-name="val5" table:number-columns-repeated="2"/>
          <table:table-cell table:style-name="ce2057" table:content-validation-name="val5"/>
          <table:table-cell table:style-name="ce2232" table:content-validation-name="val5"/>
          <table:table-cell table:style-name="ce2057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28" table:content-validation-name="val5"/>
          <table:covered-table-cell table:style-name="ce918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9" table:content-validation-name="val5"/>
          <table:table-cell table:style-name="ce221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19" table:content-validation-name="val5" office:value-type="string" calcext:value-type="string">
            <text:p>Szúró</text:p>
          </table:table-cell>
          <table:table-cell table:style-name="ce2219" table:content-validation-name="val5" office:value-type="string" calcext:value-type="string">
            <text:p>Vágó</text:p>
          </table:table-cell>
          <table:table-cell table:style-name="ce2219" table:content-validation-name="val5" office:value-type="string" calcext:value-type="string">
            <text:p>Zúzó</text:p>
          </table:table-cell>
          <table:table-cell table:style-name="ce221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19" table:content-validation-name="val5" office:value-type="string" calcext:value-type="string">
            <text:p>SFÉ</text:p>
          </table:table-cell>
          <table:table-cell table:style-name="ce22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1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8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4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2"/>
          <table:table-cell table:style-name="ce20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57"/>
          <table:table-cell table:style-name="ce2232"/>
          <table:table-cell table:style-name="ce20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57"/>
          <table:table-cell table:style-name="ce2232"/>
          <table:table-cell table:style-name="ce205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79"/>
          <table:table-cell table:style-name="ce2210" table:number-columns-repeated="2"/>
          <table:table-cell table:style-name="ce2057"/>
          <table:table-cell table:style-name="ce2232"/>
          <table:table-cell table:style-name="ce2057" table:number-columns-repeated="6"/>
          <table:table-cell table:style-name="ce1739"/>
          <table:table-cell table:style-name="ce1803" table:number-columns-repeated="2"/>
          <table:table-cell table:style-name="ce2057"/>
          <table:table-cell table:number-columns-repeated="240"/>
        </table:table-row>
        <table:table-row table:style-name="ro2">
          <table:table-cell table:style-name="ce1638"/>
          <table:table-cell table:style-name="ce2179"/>
          <table:table-cell table:style-name="ce2210" table:number-columns-repeated="2"/>
          <table:table-cell table:style-name="ce2057"/>
          <table:table-cell table:number-columns-repeated="4"/>
          <table:table-cell table:style-name="ce2057" table:number-columns-repeated="3"/>
          <table:table-cell table:style-name="ce1739"/>
          <table:table-cell table:style-name="ce1803" table:number-columns-repeated="2"/>
          <table:table-cell table:style-name="ce2057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57" table:number-columns-repeated="3"/>
          <table:table-cell table:style-name="ce1739"/>
          <table:table-cell table:style-name="ce1803" table:number-columns-repeated="2"/>
          <table:table-cell table:style-name="ce205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57" table:number-columns-repeated="3"/>
          <table:table-cell table:style-name="ce1739"/>
          <table:table-cell table:style-name="ce1803" table:number-columns-repeated="2"/>
          <table:table-cell table:style-name="ce2057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57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3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venir2" fo:font-family="Avenir" style:font-style-name="Roman" style:font-family-generic="swiss" style:font-pitch="variable" fo:font-size="10pt" style:font-name-asian="Arial Unicode MS" style:font-family-asian="'Arial Unicode MS'" style:font-pitch-asian="variable" style:font-size-asian="10pt" style:font-name-complex="Tahoma1" style:font-family-complex="Tahoma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8:27:23.48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8:29:41.896000000</dc:date>
    <meta:editing-cycles>922</meta:editing-cycles>
    <meta:editing-duration>P8DT15H46M3S</meta:editing-duration>
    <meta:document-statistic meta:table-count="11" meta:cell-count="38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